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2.329cm"/>
    </style:style>
    <style:style style:name="co3" style:family="table-column">
      <style:table-column-properties fo:break-before="auto" style:column-width="3.23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Description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style-name="ce1" office:value-type="string" calcext:value-type="string">
            <text:p>Families</text:p>
          </table:table-cell>
        </table:table-row>
        <table:table-row table:style-name="ro1" table:visibility="filter"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<text:a xlink:href="https://en.wikipedia.org/wiki/NAND_gate" xlink:type="simple">NAND gate</text:a>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00.pdf" xlink:type="simple">HC/HCT</text:a></text:p>
          </table:table-cell>
        </table:table-row>
        <table:table-row table:style-name="ro1" table:visibility="filter">
          <table:table-cell table:style-name="ce1" office:value-type="float" office:value="7401" calcext:value-type="float">
            <text:p>74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AND gate, <text:a xlink:href="https://en.wikipedia.org/wiki/Open_collector" xlink:type="simple">open collector</text:a>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ds/symlink/sn54ls01.pdf" xlink:type="simple">LS</text:a></text:p>
          </table:table-cell>
        </table:table-row>
        <table:table-row table:style-name="ro1" table:visibility="filter">
          <table:table-cell table:style-name="ce1" office:value-type="float" office:value="7402" calcext:value-type="float">
            <text:p>74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<text:a xlink:href="https://en.wikipedia.org/wiki/NOR_gate" xlink:type="simple">NOR</text:a>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02.pdf" xlink:type="simple">HC/HCT</text:a></text:p>
          </table:table-cell>
        </table:table-row>
        <table:table-row table:style-name="ro1" table:visibility="filter">
          <table:table-cell table:style-name="ce1" office:value-type="float" office:value="7403" calcext:value-type="float">
            <text:p>74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AND gate, open collector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2121440/http://www.nxp.com/documents/data_sheet/74HC_HCT03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04" calcext:value-type="float">
            <text:p>74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<text:a xlink:href="https://en.wikipedia.org/wiki/Inverter_%28logic_gate%29" xlink:type="simple">inverter</text:a>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04.pdf" xlink:type="simple">HC/HCT</text:a></text:p>
          </table:table-cell>
        </table:table-row>
        <table:table-row table:style-name="ro1" table:visibility="filter">
          <table:table-cell table:style-name="ce1" office:value-type="float" office:value="7405" calcext:value-type="float">
            <text:p>74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inverter, open collector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05.pdf" xlink:type="simple">HC</text:a></text:p>
          </table:table-cell>
        </table:table-row>
        <table:table-row table:style-name="ro1" table:visibility="filter">
          <table:table-cell table:style-name="ce1" office:value-type="float" office:value="7406" calcext:value-type="float">
            <text:p>74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inverter buffer/driver, 30 V open collector outputs</text:p>
          </table:table-cell>
          <table:table-cell table:style-name="Default"/>
          <table:table-cell/>
          <table:table-cell table:style-name="ce4"/>
        </table:table-row>
        <table:table-row table:style-name="ro1" table:visibility="filter">
          <table:table-cell table:style-name="ce1" office:value-type="float" office:value="7407" calcext:value-type="float">
            <text:p>74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buffer/driver, 30 V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08" calcext:value-type="float">
            <text:p>74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<text:a xlink:href="https://en.wikipedia.org/wiki/AND_gate" xlink:type="simple">AND gate</text:a>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08.pdf" xlink:type="simple">HC/HCT</text:a></text:p>
          </table:table-cell>
        </table:table-row>
        <table:table-row table:style-name="ro1" table:visibility="filter">
          <table:table-cell table:style-name="ce1" office:value-type="float" office:value="7409" calcext:value-type="float">
            <text:p>74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AND gate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0" calcext:value-type="float">
            <text:p>74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ple 3-input NAND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0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11" calcext:value-type="float">
            <text:p>7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ple 3-input AND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1.pdf" xlink:type="simple">HC/HCT</text:a></text:p>
          </table:table-cell>
        </table:table-row>
        <table:table-row table:style-name="ro1" table:visibility="filter">
          <table:table-cell table:style-name="ce1" office:value-type="float" office:value="7412" calcext:value-type="float">
            <text:p>74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ple 3-input NAND gate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3" calcext:value-type="float">
            <text:p>74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<text:a xlink:href="https://en.wikipedia.org/wiki/Schmitt_trigger" xlink:type="simple">Schmitt trigger</text:a> 4-input NAND ga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4" calcext:value-type="float">
            <text:p>74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Schmitt trigger inver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4.pdf" xlink:type="simple">HC/HCT</text:a></text:p>
          </table:table-cell>
        </table:table-row>
        <table:table-row table:style-name="ro1" table:visibility="filter">
          <table:table-cell table:style-name="ce1" office:value-type="float" office:value="7415" calcext:value-type="float">
            <text:p>74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ple 3-input AND gate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6" calcext:value-type="float">
            <text:p>74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inverter buffer/driver, 15 V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7" calcext:value-type="float">
            <text:p>74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buffer/driver, 15 V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8" calcext:value-type="float">
            <text:p>74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input NAND gate, Schmitt trigger in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9" calcext:value-type="float">
            <text:p>74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Schmitt trigger inver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0" calcext:value-type="float">
            <text:p>7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input NAND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0.pdf" xlink:type="simple">HC/HCT</text:a></text:p>
          </table:table-cell>
        </table:table-row>
        <table:table-row table:style-name="ro1" table:visibility="filter">
          <table:table-cell table:style-name="ce1" office:value-type="float" office:value="7421" calcext:value-type="float">
            <text:p>74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input AND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21.pdf" xlink:type="simple">HC</text:a></text:p>
          </table:table-cell>
        </table:table-row>
        <table:table-row table:style-name="ro1" table:visibility="filter">
          <table:table-cell table:style-name="ce1" office:value-type="float" office:value="7422" calcext:value-type="float">
            <text:p>7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input NAND gate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3" calcext:value-type="float">
            <text:p>7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xpandable dual 4-input NOR gate, strob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4" calcext:value-type="float">
            <text:p>74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AND gate gates, Schmitt trigger line-receiver inputs.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5" calcext:value-type="float">
            <text:p>74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input NOR ga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6" calcext:value-type="float">
            <text:p>74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AND gate, 15 V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7" calcext:value-type="float">
            <text:p>74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ple 3-input NOR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7.pdf" xlink:type="simple">HC/HCT</text:a></text:p>
          </table:table-cell>
        </table:table-row>
        <table:table-row table:style-name="ro1" table:visibility="filter">
          <table:table-cell table:style-name="ce1" office:value-type="float" office:value="7428" calcext:value-type="float">
            <text:p>74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OR buff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0" calcext:value-type="float">
            <text:p>74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input NAND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30.pdf" xlink:type="simple">HC/HCT</text:a></text:p>
          </table:table-cell>
        </table:table-row>
        <table:table-row table:style-name="ro1" table:visibility="filter">
          <table:table-cell table:style-name="ce1" office:value-type="float" office:value="7431" calcext:value-type="float">
            <text:p>74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delay elemen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ls31" xlink:type="simple">LS</text:a></text:p>
          </table:table-cell>
        </table:table-row>
        <table:table-row table:style-name="ro1" table:visibility="filter">
          <table:table-cell table:style-name="ce1" office:value-type="float" office:value="7432" calcext:value-type="float">
            <text:p>74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<text:a xlink:href="https://en.wikipedia.org/wiki/OR_gate" xlink:type="simple">OR gate</text:a>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32.pdf" xlink:type="simple">HC/HCT</text:a></text:p>
          </table:table-cell>
        </table:table-row>
        <table:table-row table:style-name="ro1" table:visibility="filter">
          <table:table-cell table:style-name="ce1" office:value-type="float" office:value="7433" calcext:value-type="float">
            <text:p>74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OR buffer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4" calcext:value-type="float">
            <text:p>74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non-inverter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pdf.datasheetcatalog.com/datasheet/nationalsemiconductor/DS009389.PDF" xlink:type="simple">HC</text:a></text:p>
          </table:table-cell>
        </table:table-row>
        <table:table-row table:style-name="ro1" table:visibility="filter">
          <table:table-cell table:style-name="ce1" office:value-type="float" office:value="7435" calcext:value-type="float">
            <text:p>74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non-inverters, open-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6" calcext:value-type="float">
            <text:p>74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OR gate (different <text:a xlink:href="https://en.wikipedia.org/wiki/Pinout" xlink:type="simple">pinout</text:a> than 7402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7" calcext:value-type="float">
            <text:p>74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AND buff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8" calcext:value-type="float">
            <text:p>74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AND buffer, open collector outputs</text:p>
          </table:table-cell>
          <table:table-cell table:style-name="Default"/>
          <table:table-cell/>
          <table:table-cell table:style-name="ce3"/>
        </table:table-row>
        <table:table-row table:style-name="ro2" table:visibility="filter">
          <table:table-cell table:style-name="ce1" office:value-type="float" office:value="7439" calcext:value-type="float">
            <text:p>74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AND buffer, open collector outputs,</text:p>
            <text:p>input and output terminals flipped, otherwise functionally identical to 7438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0" calcext:value-type="float">
            <text:p>7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input NAND buff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1" calcext:value-type="float">
            <text:p>74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Binary-coded_decimal" xlink:type="simple">BCD</text:a> to decimal <text:a xlink:href="https://en.wikipedia.org/wiki/Binary_decoder" xlink:type="simple">decoder</text:a>/<text:a xlink:href="https://en.wikipedia.org/wiki/Nixie_tube" xlink:type="simple">Nixie tube</text:a> 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2" calcext:value-type="float">
            <text:p>74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decimal decod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2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3" calcext:value-type="float">
            <text:p>74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Excess-3" xlink:type="simple">excess-3</text:a> to decimal deco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4" calcext:value-type="float">
            <text:p>74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cess-3-<text:a xlink:href="https://en.wikipedia.org/wiki/Gray_code" xlink:type="simple">Gray code</text:a> to decimal deco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5" calcext:value-type="float">
            <text:p>74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decimal decoder/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6" calcext:value-type="float">
            <text:p>74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<text:a xlink:href="https://en.wikipedia.org/wiki/Seven-segment_display" xlink:type="simple">7-segment display</text:a> decoder/driver, 30 V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7" calcext:value-type="float">
            <text:p>74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7-segment decoder/driver, 15 V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8" calcext:value-type="float">
            <text:p>74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7-segment decoder/driver, internal pullup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9" calcext:value-type="float">
            <text:p>74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7-segment decoder/driver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0" calcext:value-type="float">
            <text:p>74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2-wide 2-input AND-OR-invert gate (one gate expandable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1" calcext:value-type="float">
            <text:p>74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2-wide 2-input AND-OR-invert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5451" xlink:type="simple">Standard</text:a></text:p>
          </table:table-cell>
        </table:table-row>
        <table:table-row table:style-name="ro1" table:visibility="filter">
          <table:table-cell table:style-name="ce1" office:value-type="string" calcext:value-type="string">
            <text:p>74LS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wide 2-input AND-OR-invert gate and 2-wide 3-input AND-OR-invert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54ls54" xlink:type="simple">LS</text:a></text:p>
          </table:table-cell>
        </table:table-row>
        <table:table-row table:style-name="ro1" table:visibility="filter">
          <table:table-cell table:style-name="ce1" office:value-type="float" office:value="7452" calcext:value-type="float">
            <text:p>74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pandable 4-wide 2-input AND-OR ga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3" calcext:value-type="float">
            <text:p>74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pandable 4-wide 2-input AND-OR-invert ga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4" calcext:value-type="float">
            <text:p>74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-2-2-3-input AND-OR-invert ga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5" calcext:value-type="float">
            <text:p>7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wide 4-input AND-OR-invert gate (74H version is expandable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6" calcext:value-type="float">
            <text:p>74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:1 <text:a xlink:href="https://en.wikipedia.org/wiki/Frequency_divider" xlink:type="simple">frequency divider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7" calcext:value-type="float">
            <text:p>74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:1 frequency divi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8" calcext:value-type="float">
            <text:p>7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input &amp; 3-input AND-OR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2110349/http://www.nxp.com/documents/data_sheet/74HC58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59" calcext:value-type="float">
            <text:p>74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input &amp; 3-input AND-OR-invert ga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0" calcext:value-type="float">
            <text:p>74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input expan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1" calcext:value-type="float">
            <text:p>74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ple 3-input expan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2" calcext:value-type="float">
            <text:p>74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-2-2-3-input AND-OR expan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3" calcext:value-type="float">
            <text:p>74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current sensing interface gate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4" calcext:value-type="float">
            <text:p>74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2-3-2-input AND-OR-invert ga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5" calcext:value-type="float">
            <text:p>74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2-3-2 input AND-OR-invert gate, open collector outp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8" calcext:value-type="float">
            <text:p>74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decade count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9" calcext:value-type="float">
            <text:p>74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binary count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0" calcext:value-type="float">
            <text:p>74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-gated positive edge triggered J-K <text:a xlink:href="https://en.wikipedia.org/wiki/Flip-flop_%28electronics%29" xlink:type="simple">flip-flop</text:a>, asynchronous preset and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string" calcext:value-type="string">
            <text:p>74H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-or-gated J-K master-slave flip-flop, prese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string" calcext:value-type="string">
            <text:p>74L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-gated R-S master-slave flip-flop, preset and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2" calcext:value-type="float">
            <text:p>74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 gated J-K master-slave flip-flop, asynchronous preset and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3" calcext:value-type="float">
            <text:p>74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K flip-flop, a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ds/symlink/cd54hc73.pdf" xlink:type="simple">HC/HCT</text:a></text:p>
          </table:table-cell>
        </table:table-row>
        <table:table-row table:style-name="ro1" table:visibility="filter">
          <table:table-cell table:style-name="ce1" office:value-type="float" office:value="7474" calcext:value-type="float">
            <text:p>74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D positive edge triggered flip-flop, asynchronous preset and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74.pdf" xlink:type="simple">HC/HCT</text:a></text:p>
          </table:table-cell>
        </table:table-row>
        <table:table-row table:style-name="ro1" table:visibility="filter">
          <table:table-cell table:style-name="ce1" office:value-type="float" office:value="7475" calcext:value-type="float">
            <text:p>74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-bit bistable <text:a xlink:href="https://en.wikipedia.org/wiki/Latch_%28electronic%29" xlink:type="simple">latch</text:a>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ds/symlink/cd74hc75.pdf" xlink:type="simple">HC/HCT</text:a></text:p>
          </table:table-cell>
        </table:table-row>
        <table:table-row table:style-name="ro1" table:visibility="filter">
          <table:table-cell table:style-name="ce1" office:value-type="float" office:value="7476" calcext:value-type="float">
            <text:p>74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K flip-flop, asynchronous preset and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7" calcext:value-type="float">
            <text:p>74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stable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string" calcext:value-type="string">
            <text:p>74H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positive pulse triggered J-K flip-flop, preset, common clock and common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string" calcext:value-type="string">
            <text:p>74L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positive pulse triggered J-K flip-flop, preset, common clock and common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string" calcext:value-type="string">
            <text:p>74LS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negative edge triggered J-K flip-flop, preset, common clock and common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9" calcext:value-type="float">
            <text:p>74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D flip-flop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0" calcext:value-type="float">
            <text:p>74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ted <text:a xlink:href="https://en.wikipedia.org/wiki/Full_adder" xlink:type="simple">full adder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1" calcext:value-type="float">
            <text:p>74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bit <text:a xlink:href="https://en.wikipedia.org/wiki/Random_access_memory" xlink:type="simple">RAM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2" calcext:value-type="float">
            <text:p>74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bit binary full ad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3" calcext:value-type="float">
            <text:p>74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nary half adder (no carry in function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4" calcext:value-type="float">
            <text:p>74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bit <text:a xlink:href="https://en.wikipedia.org/wiki/Random_access_memory" xlink:type="simple">RAM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5" calcext:value-type="float">
            <text:p>74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<text:a xlink:href="https://en.wikipedia.org/wiki/Digital_comparator" xlink:type="simple">magnitude comparator</text:a>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85_CNV.pdf" xlink:type="simple">HC/HCT</text:a></text:p>
          </table:table-cell>
        </table:table-row>
        <table:table-row table:style-name="ro1">
          <table:table-cell table:style-name="ce1" office:value-type="float" office:value="7486" calcext:value-type="float">
            <text:p>74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<text:a xlink:href="https://en.wikipedia.org/wiki/XOR_gate" xlink:type="simple">XOR gate</text:a>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86.pdf" xlink:type="simple">HC/HCT</text:a></text:p>
          </table:table-cell>
        </table:table-row>
        <table:table-row table:style-name="ro1" table:visibility="filter">
          <table:table-cell table:style-name="ce1" office:value-type="float" office:value="7487" calcext:value-type="float">
            <text:p>74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true/complement/zero/one elemen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8" calcext:value-type="float">
            <text:p>74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56-bit <text:a xlink:href="https://en.wikipedia.org/wiki/Read-only_memory" xlink:type="simple">ROM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9" calcext:value-type="float">
            <text:p>74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4-bit <text:a xlink:href="https://en.wikipedia.org/wiki/Random_access_memory" xlink:type="simple">RAM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0" calcext:value-type="float">
            <text:p>74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Counter_%28digital%29#Decade_counter" xlink:type="simple">decade counter</text:a> (separate divide-by-2 and divide-by-5 sections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1" calcext:value-type="float">
            <text:p>74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<text:a xlink:href="https://en.wikipedia.org/wiki/Shift_register" xlink:type="simple">shift register</text:a>, serial In, serial out, gated inp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2" calcext:value-type="float">
            <text:p>74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vide-by-12 counter (separate divide-by-2 and divide-by-6 sections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3" calcext:value-type="float">
            <text:p>74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nary counter (separate divide-by-2 and divide-by-8 sections)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60303222707/http://www.nxp.com/documents/data_sheet/74HC_HCT93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94" calcext:value-type="float">
            <text:p>74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shift register, dual asynchronous prese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5" calcext:value-type="float">
            <text:p>74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shift register, parallel in, parallel out, serial inp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6" calcext:value-type="float">
            <text:p>74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bit parallel-in/parallel-out shift register, asynchronous prese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7" calcext:value-type="float">
            <text:p>74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6-bit binary rate multipli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8" calcext:value-type="float">
            <text:p>74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data selector/storage regis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9" calcext:value-type="float">
            <text:p>74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directional universal shift regis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00" calcext:value-type="float">
            <text:p>74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bistable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01" calcext:value-type="float">
            <text:p>741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-OR-gated J-K negative-edge-triggered flip-flop, prese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02" calcext:value-type="float">
            <text:p>741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-gated J-K negative-edge-triggered flip-flop, preset and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03" calcext:value-type="float">
            <text:p>741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K negative-edge-triggered flip-flop,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04" calcext:value-type="float">
            <text:p>741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-K master-slave flip-flop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05" calcext:value-type="float">
            <text:p>741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-K master-slave flip-flop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06" calcext:value-type="float">
            <text:p>741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K negative-edge-triggered flip-flop, preset and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07" calcext:value-type="float">
            <text:p>741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K flip-flop,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07.pdf" xlink:type="simple">HC/HCT</text:a></text:p>
          </table:table-cell>
        </table:table-row>
        <table:table-row table:style-name="ro1" table:visibility="filter">
          <table:table-cell table:style-name="ce1" office:value-type="string" calcext:value-type="string">
            <text:p>74107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K negative-edge-triggered flip-flop,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08" calcext:value-type="float">
            <text:p>74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K negative-edge-triggered flip-flop, preset, common clear and common clock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09" calcext:value-type="float">
            <text:p>741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Not-K positive-edge-triggered flip-flop, clear and preset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09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110" calcext:value-type="float">
            <text:p>74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-gated J-K master-slave flip-flop, data locko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11" calcext:value-type="float">
            <text:p>741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K master-slave flip-flop, data locko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12" calcext:value-type="float">
            <text:p>741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K negative-edge-triggered flip-flop, clear and preset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12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113" calcext:value-type="float">
            <text:p>741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K negative-edge-triggered flip-flop, prese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14" calcext:value-type="float">
            <text:p>741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J-K negative-edge-triggered flip-flop, preset, common clock and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16" calcext:value-type="float">
            <text:p>741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latch,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18" calcext:value-type="float">
            <text:p>741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set/reset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19" calcext:value-type="float">
            <text:p>741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set/reset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20" calcext:value-type="float">
            <text:p>741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pulse synchronizer/driv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21" calcext:value-type="float">
            <text:p>74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nostable <text:a xlink:href="https://en.wikipedia.org/wiki/Multivibrator" xlink:type="simple">multivibrator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22" calcext:value-type="float">
            <text:p>74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Retriggerable_monostable" xlink:type="simple">retriggerable monostable</text:a> multivibrator,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23.pdf" xlink:type="simple">HC/HCT</text:a></text:p>
          </table:table-cell>
        </table:table-row>
        <table:table-row table:style-name="ro1" table:visibility="filter">
          <table:table-cell table:style-name="ce1" office:value-type="float" office:value="74123" calcext:value-type="float">
            <text:p>741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retriggerable monostable multivibrator,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23.pdf" xlink:type="simple">HC/HCT</text:a></text:p>
          </table:table-cell>
        </table:table-row>
        <table:table-row table:style-name="ro1" table:visibility="filter">
          <table:table-cell table:style-name="ce1" office:value-type="float" office:value="74124" calcext:value-type="float">
            <text:p>741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<text:a xlink:href="https://en.wikipedia.org/wiki/Voltage-controlled_oscillator" xlink:type="simple">voltage-controlled oscillator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25" calcext:value-type="float">
            <text:p>741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bus buffer, <text:a xlink:href="https://en.wikipedia.org/wiki/Three-state_logic" xlink:type="simple">three-state</text:a> outputs, negative enabl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25.pdf" xlink:type="simple">HC/HCT</text:a></text:p>
          </table:table-cell>
        </table:table-row>
        <table:table-row table:style-name="ro1" table:visibility="filter">
          <table:table-cell table:style-name="ce1" office:value-type="float" office:value="74126" calcext:value-type="float">
            <text:p>741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bus buffer, three-state outputs, positive enable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41222125323/http://www.nxp.com/documents/data_sheet/74HC_HCT126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128" calcext:value-type="float">
            <text:p>74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OR line 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30" calcext:value-type="float">
            <text:p>741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AND gate buffer, 30 V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31" calcext:value-type="float">
            <text:p>741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AND gate buffer, 15 V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32" calcext:value-type="float">
            <text:p>741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AND Schmitt trigg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32.pdf" xlink:type="simple">HC/HCT</text:a></text:p>
          </table:table-cell>
        </table:table-row>
        <table:table-row table:style-name="ro1" table:visibility="filter">
          <table:table-cell table:style-name="ce1" office:value-type="float" office:value="74133" calcext:value-type="float">
            <text:p>741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3-input NAND ga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34" calcext:value-type="float">
            <text:p>741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input NAND gate, three-state outp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35" calcext:value-type="float">
            <text:p>741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exclusive-or/NOR gate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table:style-name="ce1" office:value-type="float" office:value="74136" calcext:value-type="float">
            <text:p>741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<text:a xlink:href="https://en.wikipedia.org/wiki/XOR_gate" xlink:type="simple">XOR gate</text:a>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37" calcext:value-type="float">
            <text:p>741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 to 8-line decoder/<text:a xlink:href="https://en.wikipedia.org/wiki/Demultiplexer" xlink:type="simple">demultiplexer</text:a>, address latch, inverting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137.pdf" xlink:type="simple">HC</text:a></text:p>
          </table:table-cell>
        </table:table-row>
        <table:table-row table:style-name="ro1" table:visibility="filter">
          <table:table-cell table:style-name="ce1" office:value-type="float" office:value="74138" calcext:value-type="float">
            <text:p>741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 to 8-line decoder/demultiplexer, inverting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38.pdf" xlink:type="simple">HC/HCT</text:a></text:p>
          </table:table-cell>
        </table:table-row>
        <table:table-row table:style-name="ro1" table:visibility="filter">
          <table:table-cell table:style-name="ce1" office:value-type="float" office:value="74139" calcext:value-type="float">
            <text:p>741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2 to 4-line decoder/demultiplexer, inverting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39.pdf" xlink:type="simple">HC/HCT</text:a></text:p>
          </table:table-cell>
        </table:table-row>
        <table:table-row table:style-name="ro1" table:visibility="filter">
          <table:table-cell table:style-name="ce1" office:value-type="float" office:value="74140" calcext:value-type="float">
            <text:p>741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input NAND line 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41" calcext:value-type="float">
            <text:p>74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decimal decoder/driver for <text:a xlink:href="https://en.wikipedia.org/wiki/Cold-cathode" xlink:type="simple">cold-cathode</text:a> indicator/Nixie tub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42" calcext:value-type="float">
            <text:p>74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cade counter/latch/decoder/driver for Nixie tube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43" calcext:value-type="float">
            <text:p>74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cade counter/latch/decoder/7-segment driver, 15 mA constant curren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44" calcext:value-type="float">
            <text:p>741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cade counter/latch/decoder/7-segment driver, 15 V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45" calcext:value-type="float">
            <text:p>741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decimal decoder/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47" calcext:value-type="float">
            <text:p>741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-line to 4-line priority encod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6001148/http://www.nxp.com/documents/data_sheet/74HC_HCT147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148" calcext:value-type="float">
            <text:p>741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line to 3-line priority enco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49" calcext:value-type="float">
            <text:p>741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line to 8-line priority enco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50" calcext:value-type="float">
            <text:p>741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line to 1-line data selector/<text:a xlink:href="https://en.wikipedia.org/wiki/Multiplexer" xlink:type="simple">multiplexer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51" calcext:value-type="float">
            <text:p>741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line to 1-line data selector/multiplex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51.pdf" xlink:type="simple">HC/HCT</text:a></text:p>
          </table:table-cell>
        </table:table-row>
        <table:table-row table:style-name="ro1" table:visibility="filter">
          <table:table-cell table:style-name="ce1" office:value-type="float" office:value="74152" calcext:value-type="float">
            <text:p>741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line to 1-line data selector/multiplex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53" calcext:value-type="float">
            <text:p>741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line to 1-line data selector/multiplexer, non-inverting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53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154" calcext:value-type="float">
            <text:p>741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line to 16-line decoder/demultiplexer, inverting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54.pdf" xlink:type="simple">HC/HCT</text:a></text:p>
          </table:table-cell>
        </table:table-row>
        <table:table-row table:style-name="ro1" table:visibility="filter">
          <table:table-cell table:style-name="ce1" office:value-type="float" office:value="74155" calcext:value-type="float">
            <text:p>741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2-line to 4-line decoder/demultiplexer, inverting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56" calcext:value-type="float">
            <text:p>741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2-line to 4-line decoder/demultiplexer, open collector inverting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57" calcext:value-type="float">
            <text:p>741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line to 1-line data selector/multiplexer, non-inverting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57.pdf" xlink:type="simple">HC/HCT</text:a></text:p>
          </table:table-cell>
        </table:table-row>
        <table:table-row table:style-name="ro1" table:visibility="filter">
          <table:table-cell table:style-name="ce1" office:value-type="float" office:value="74158" calcext:value-type="float">
            <text:p>7415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quad 2-line to 1-line data selector/multiplexer, inverting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158.pdf" xlink:type="simple">HC</text:a></text:p>
          </table:table-cell>
        </table:table-row>
        <table:table-row table:style-name="ro1" table:visibility="filter">
          <table:table-cell table:style-name="ce1" office:value-type="float" office:value="74159" calcext:value-type="float">
            <text:p>741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line to 16-line decoder/demultiplexer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60" calcext:value-type="float">
            <text:p>741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presettable 4-bit decade counter, a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60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161" calcext:value-type="float">
            <text:p>741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presettable 4-bit binary counter, a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assets.nexperia.com/documents/data-sheet/74HC161.pdf" xlink:type="simple">HC/HCT</text:a></text:p>
          </table:table-cell>
        </table:table-row>
        <table:table-row table:style-name="ro1" table:visibility="filter">
          <table:table-cell table:style-name="ce1" office:value-type="float" office:value="74162" calcext:value-type="float">
            <text:p>741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presettable 4-bit decade counter, 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datasheetcatalog.org/datasheet/philips/74HC162.pdf" xlink:type="simple">HC/HCT</text:a></text:p>
          </table:table-cell>
        </table:table-row>
        <table:table-row table:style-name="ro1" table:visibility="filter">
          <table:table-cell table:style-name="ce1" office:value-type="float" office:value="74163" calcext:value-type="float">
            <text:p>741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presettable 4-bit binary counter, 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63.pdf" xlink:type="simple">HC/HCT</text:a></text:p>
          </table:table-cell>
        </table:table-row>
        <table:table-row table:style-name="ro1" table:visibility="filter">
          <table:table-cell table:style-name="ce1" office:value-type="float" office:value="74164" calcext:value-type="float">
            <text:p>741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parallel-out serial shift register, a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64.pdf" xlink:type="simple">HC/HCT</text:a></text:p>
          </table:table-cell>
        </table:table-row>
        <table:table-row table:style-name="ro1" table:visibility="filter">
          <table:table-cell table:style-name="ce1" office:value-type="float" office:value="74165" calcext:value-type="float">
            <text:p>741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serial shift register, parallel load, complementary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65.pdf" xlink:type="simple">HC/HCT</text:a></text:p>
          </table:table-cell>
        </table:table-row>
        <table:table-row table:style-name="ro1" table:visibility="filter">
          <table:table-cell table:style-name="ce1" office:value-type="float" office:value="74166" calcext:value-type="float">
            <text:p>74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allel-load 8-bit shift regis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66.pdf" xlink:type="simple">HC/HCT</text:a></text:p>
          </table:table-cell>
        </table:table-row>
        <table:table-row table:style-name="ro1" table:visibility="filter">
          <table:table-cell table:style-name="ce1" office:value-type="float" office:value="74167" calcext:value-type="float">
            <text:p>74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decade rate multipli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68" calcext:value-type="float">
            <text:p>741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presettable 4-bit up/down decade coun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69" calcext:value-type="float">
            <text:p>74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presettable 4-bit up/down binary coun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70" calcext:value-type="float">
            <text:p>741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 by 4 register file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71" calcext:value-type="float">
            <text:p>741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D-type flip-flops,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72" calcext:value-type="float">
            <text:p>741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bit multiple port register file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73" calcext:value-type="float">
            <text:p>7417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D flip-flop, three-state outputs and a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73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174" calcext:value-type="float">
            <text:p>7417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D flip-flop, common a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74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175" calcext:value-type="float">
            <text:p>741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D edge-triggered flip-flop, complementary outputs and a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75.pdf" xlink:type="simple">HC/HCT</text:a></text:p>
          </table:table-cell>
        </table:table-row>
        <table:table-row table:style-name="ro1" table:visibility="filter">
          <table:table-cell table:style-name="ce1" office:value-type="float" office:value="74176" calcext:value-type="float">
            <text:p>74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settable decade (bi-quinary) counter/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77" calcext:value-type="float">
            <text:p>741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settable binary counter/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78" calcext:value-type="float">
            <text:p>74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parallel-access shift regis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79" calcext:value-type="float">
            <text:p>74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parallel-access shift register, asynchronous clear and complementary Qd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80" calcext:value-type="float">
            <text:p>741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-bit odd/even <text:a xlink:href="https://en.wikipedia.org/wiki/Parity_bit" xlink:type="simple">parity bit</text:a> generator and check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string" calcext:value-type="string">
            <text:p><text:a xlink:href="https://en.wikipedia.org/wiki/74181" xlink:type="simple">74181</text:a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arithmetic logic unit and function generato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mouser.com/ds/2/405/sn74ls181-444736.pdf" xlink:type="simple">LS</text:a></text:p>
          </table:table-cell>
        </table:table-row>
        <table:table-row table:style-name="ro1" table:visibility="filter">
          <table:table-cell table:style-name="ce1" office:value-type="float" office:value="74182" calcext:value-type="float">
            <text:p>741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ahead carry gener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83" calcext:value-type="float">
            <text:p>741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carry-save <text:a xlink:href="https://en.wikipedia.org/wiki/Full_adder" xlink:type="simple">full adder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84" calcext:value-type="float">
            <text:p>74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binary conver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85" calcext:value-type="float">
            <text:p>74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-bit binary to BCD conver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86" calcext:value-type="float">
            <text:p>741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12-bit (64x8) <text:a xlink:href="https://en.wikipedia.org/wiki/Read-only_memory" xlink:type="simple">ROM</text:a>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87" calcext:value-type="float">
            <text:p>741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24-bit (256x4) <text:a xlink:href="https://en.wikipedia.org/wiki/Read-only_memory" xlink:type="simple">ROM</text:a>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88" calcext:value-type="float">
            <text:p>74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56-bit (32x8) <text:a xlink:href="https://en.wikipedia.org/wiki/Programmable_read-only_memory" xlink:type="simple">PROM</text:a>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189" calcext:value-type="float">
            <text:p>741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4-bit (16x4) RAM, inverting three-state outputs</text:p>
          </table:table-cell>
          <table:table-cell table:style-name="Default"/>
          <table:table-cell/>
          <table:table-cell table:style-name="ce6" office:value-type="string" calcext:value-type="string">
            <text:p><text:a xlink:href="https://web.archive.org/web/20160304091137/http://ltodi.est.ips.pt/lab-dee-et/datasheets/TTL/74189.pdf" xlink:type="simple">F</text:a></text:p>
          </table:table-cell>
        </table:table-row>
        <table:table-row table:style-name="ro1" table:visibility="filter">
          <table:table-cell table:style-name="ce1" office:value-type="float" office:value="74190" calcext:value-type="float">
            <text:p>741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presettable up/down decade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pdf.datasheetcatalog.com/datasheet/philips/74HC190.pdf" xlink:type="simple">HC/HCT</text:a></text:p>
          </table:table-cell>
        </table:table-row>
        <table:table-row table:style-name="ro1" table:visibility="filter">
          <table:table-cell table:style-name="ce1" office:value-type="float" office:value="74191" calcext:value-type="float">
            <text:p>741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presettable up/down binary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91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192" calcext:value-type="float">
            <text:p>74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presettable up/down decade counter,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ds/symlink/cd54hc192.pdf" xlink:type="simple">HC/HCT</text:a></text:p>
          </table:table-cell>
        </table:table-row>
        <table:table-row table:style-name="ro1" table:visibility="filter">
          <table:table-cell table:style-name="ce1" office:value-type="float" office:value="74193" calcext:value-type="float">
            <text:p>741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presettable up/down 4-bit binary counter,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193.pdf" xlink:type="simple">HC/HCT</text:a></text:p>
          </table:table-cell>
        </table:table-row>
        <table:table-row table:style-name="ro1" table:visibility="filter">
          <table:table-cell table:style-name="ce1" office:value-type="float" office:value="74194" calcext:value-type="float">
            <text:p>741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directional universal shift regis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assets.nexperia.com/documents/data-sheet/74HC194.pdf" xlink:type="simple">HC/HCT</text:a></text:p>
          </table:table-cell>
        </table:table-row>
        <table:table-row table:style-name="ro1" table:visibility="filter">
          <table:table-cell table:style-name="ce1" office:value-type="float" office:value="74195" calcext:value-type="float">
            <text:p>741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parallel-access shift regis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.cn/cn/lit/ds/symlink/cd74hc195.pdf" xlink:type="simple">HC</text:a></text:p>
          </table:table-cell>
        </table:table-row>
        <table:table-row table:style-name="ro1" table:visibility="filter">
          <table:table-cell table:style-name="ce1" office:value-type="float" office:value="74196" calcext:value-type="float">
            <text:p>741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settable decade counter/latch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ds/symlink/sn74ls196.pdf" xlink:type="simple">LS</text:a></text:p>
          </table:table-cell>
        </table:table-row>
        <table:table-row table:style-name="ro1" table:visibility="filter">
          <table:table-cell table:style-name="ce1" office:value-type="float" office:value="74197" calcext:value-type="float">
            <text:p>741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settable binary counter/latch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ds/symlink/sn74ls197.pdf" xlink:type="simple">LS</text:a></text:p>
          </table:table-cell>
        </table:table-row>
        <table:table-row table:style-name="ro1" table:visibility="filter">
          <table:table-cell table:style-name="ce1" office:value-type="float" office:value="74198" calcext:value-type="float">
            <text:p>74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idirectional universal shift regis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ds/symlink/sn74198.pdf" xlink:type="simple">Standard</text:a></text:p>
          </table:table-cell>
        </table:table-row>
        <table:table-row table:style-name="ro1" table:visibility="filter">
          <table:table-cell table:style-name="ce1" office:value-type="float" office:value="74199" calcext:value-type="float">
            <text:p>741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idirectional universal shift register, J-Not-K serial in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ds/symlink/sn74199.pdf" xlink:type="simple">Standard</text:a></text:p>
          </table:table-cell>
        </table:table-row>
        <table:table-row table:style-name="ro1" table:visibility="filter">
          <table:table-cell table:style-name="ce1" office:value-type="float" office:value="74200" calcext:value-type="float">
            <text:p>742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56-bit RAM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01" calcext:value-type="float">
            <text:p>742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56-bit (256x1) RAM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06" calcext:value-type="float">
            <text:p>742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56-bit RAM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09" calcext:value-type="float">
            <text:p>742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24-bit (1024x1) RAM, three-state outp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10" calcext:value-type="float">
            <text:p>742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19" calcext:value-type="float">
            <text:p>74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4-bit (16x4) RAM, non-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21" calcext:value-type="float">
            <text:p>742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monostable multivibrator, Schmitt trigger input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21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222" calcext:value-type="float">
            <text:p>742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by 4 synchronous <text:a xlink:href="https://en.wikipedia.org/wiki/FIFO_%28computing_and_electronics%29" xlink:type="simple">FIFO</text:a> memory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24" calcext:value-type="float">
            <text:p>742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by 4 synchronous FIFO memory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25" calcext:value-type="float">
            <text:p>742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ynchronous 16x5 FIFO memory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26" calcext:value-type="float">
            <text:p>742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parallel latched bus transceiv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27" calcext:value-type="float">
            <text:p>742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4-bit FIFO memory 16x4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28" calcext:value-type="float">
            <text:p>742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4-bit FIFO memory 16x4, open-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29" calcext:value-type="float">
            <text:p>742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0-bit FIFO memory 16x5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datasheets360.com/pdf/5644091180724131267" xlink:type="simple">ALS</text:a></text:p>
          </table:table-cell>
        </table:table-row>
        <table:table-row table:style-name="ro1" table:visibility="filter">
          <table:table-cell table:style-name="ce1" office:value-type="float" office:value="74230" calcext:value-type="float">
            <text:p>742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/driver, three-state outputs, true and complementary in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31" calcext:value-type="float">
            <text:p>742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 and line driver, three-state outputs, G and /G complementary in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32" calcext:value-type="float">
            <text:p>742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NOR Schmitt trigg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33" calcext:value-type="float">
            <text:p>742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0-bit FIFO memory 16x5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ls233b" xlink:type="simple">ALS</text:a></text:p>
          </table:table-cell>
        </table:table-row>
        <table:table-row table:style-name="ro1" table:visibility="filter">
          <table:table-cell table:style-name="ce1" office:value-type="float" office:value="74237" calcext:value-type="float">
            <text:p>742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-of-8 decoder/demultiplexer, address latch, active high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237.pdf" xlink:type="simple">HC</text:a></text:p>
          </table:table-cell>
        </table:table-row>
        <table:table-row table:style-name="ro1" table:visibility="filter">
          <table:table-cell table:style-name="ce1" office:value-type="float" office:value="74238" calcext:value-type="float">
            <text:p>742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-of-8 decoder/demultiplexer, active high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38.pdf" xlink:type="simple">HC/HCT</text:a></text:p>
          </table:table-cell>
        </table:table-row>
        <table:table-row table:style-name="ro1" table:visibility="filter">
          <table:table-cell table:style-name="ce1" office:value-type="float" office:value="74239" calcext:value-type="float">
            <text:p>742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2-of-4 decoder/demultiplexer, active high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40" calcext:value-type="float">
            <text:p>742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, 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40.pdf" xlink:type="simple">HC/HCT</text:a></text:p>
          </table:table-cell>
        </table:table-row>
        <table:table-row table:style-name="ro1" table:visibility="filter">
          <table:table-cell table:style-name="ce1" office:value-type="float" office:value="74241" calcext:value-type="float">
            <text:p>7424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, non-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41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242" calcext:value-type="float">
            <text:p>742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bus transceiver, 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43" calcext:value-type="float">
            <text:p>742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bus transceiver, non-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5213245/http://www.nxp.com/documents/data_sheet/74HC243.pdf" xlink:type="simple">HC</text:a></text:p>
          </table:table-cell>
        </table:table-row>
        <table:table-row table:style-name="ro1" table:visibility="filter">
          <table:table-cell table:style-name="ce1" office:value-type="float" office:value="74244" calcext:value-type="float">
            <text:p>742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, non-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44.pdf" xlink:type="simple">HC/HCT</text:a></text:p>
          </table:table-cell>
        </table:table-row>
        <table:table-row table:style-name="ro1" table:visibility="filter">
          <table:table-cell table:style-name="ce1" office:value-type="float" office:value="74245" calcext:value-type="float">
            <text:p>7424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s transceiver, non-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45.pdf" xlink:type="simple">HC/HCT</text:a></text:p>
          </table:table-cell>
        </table:table-row>
        <table:table-row table:style-name="ro1" table:visibility="filter">
          <table:table-cell table:style-name="ce1" office:value-type="float" office:value="74246" calcext:value-type="float">
            <text:p>74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7-segment decoder/driver, 30 V open collector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ralphselectronics.com/ProductImages/SEMI-SN74247N.PDF" xlink:type="simple">LS</text:a></text:p>
          </table:table-cell>
        </table:table-row>
        <table:table-row table:style-name="ro1" table:visibility="filter">
          <table:table-cell table:style-name="ce1" office:value-type="float" office:value="74247" calcext:value-type="float">
            <text:p>74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7-segment decoder/driver, 15 V open collector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ralphselectronics.com/ProductImages/SEMI-SN74247N.PDF" xlink:type="simple">LS</text:a></text:p>
          </table:table-cell>
        </table:table-row>
        <table:table-row table:style-name="ro1" table:visibility="filter">
          <table:table-cell table:style-name="ce1" office:value-type="float" office:value="74248" calcext:value-type="float">
            <text:p>742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7-segment decoder/driver, Internal Pull-up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ralphselectronics.com/ProductImages/SEMI-SN74247N.PDF" xlink:type="simple">LS</text:a></text:p>
          </table:table-cell>
        </table:table-row>
        <table:table-row table:style-name="ro1" table:visibility="filter">
          <table:table-cell table:style-name="ce1" office:value-type="float" office:value="74249" calcext:value-type="float">
            <text:p>742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7-segment decoder/driver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50" calcext:value-type="float">
            <text:p>74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of 16 data selectors/multiplex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51" calcext:value-type="float">
            <text:p>742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line to 1-line data selector/multiplexer, complementary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5184624/http://www.nxp.com/documents/data_sheet/74HC_HCT251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253" calcext:value-type="float">
            <text:p>742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line to 1-line data selector/multiplexer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53.pdf" xlink:type="simple">HC/HCT</text:a></text:p>
          </table:table-cell>
        </table:table-row>
        <table:table-row table:style-name="ro1" table:visibility="filter">
          <table:table-cell table:style-name="ce1" office:value-type="float" office:value="74255" calcext:value-type="float">
            <text:p>74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addressable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56" calcext:value-type="float">
            <text:p>74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addressable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57" calcext:value-type="float">
            <text:p>742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line to 1-line data selector/multiplexer, non-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57.pdf" xlink:type="simple">HC/HCT</text:a></text:p>
          </table:table-cell>
        </table:table-row>
        <table:table-row table:style-name="ro1" table:visibility="filter">
          <table:table-cell table:style-name="ce1" office:value-type="float" office:value="74258" calcext:value-type="float">
            <text:p>742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line to 1-line data selector/multiplexer, 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258.pdf" xlink:type="simple">HC</text:a></text:p>
          </table:table-cell>
        </table:table-row>
        <table:table-row table:style-name="ro1" table:visibility="filter">
          <table:table-cell table:style-name="ce1" office:value-type="float" office:value="74259" calcext:value-type="float">
            <text:p>74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addressable latch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59.pdf" xlink:type="simple">HC/HCT</text:a></text:p>
          </table:table-cell>
        </table:table-row>
        <table:table-row table:style-name="ro1" table:visibility="filter">
          <table:table-cell table:style-name="ce1" office:value-type="float" office:value="74260" calcext:value-type="float">
            <text:p>742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5-input NOR ga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61" calcext:value-type="float">
            <text:p>742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bit by 4-bit parallel binary multipli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64" calcext:value-type="float">
            <text:p>742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 ahead carry gener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65" calcext:value-type="float">
            <text:p>7426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complementary output elemen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66" calcext:value-type="float">
            <text:p>742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XNOR gate, <text:a xlink:href="https://en.wikipedia.org/wiki/Open_collector" xlink:type="simple">open collector</text:a>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68" calcext:value-type="float">
            <text:p>742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D-type latches three-state outputs, common output control, common enabl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69" calcext:value-type="float">
            <text:p>742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idirectional binary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mouser.com/ds/2/302/74F269-351005.pdf" xlink:type="simple">F</text:a></text:p>
          </table:table-cell>
        </table:table-row>
        <table:table-row table:style-name="ro1" table:visibility="filter">
          <table:table-cell table:style-name="ce1" office:value-type="float" office:value="74270" calcext:value-type="float">
            <text:p>74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48-bit (512x4) <text:a xlink:href="https://en.wikipedia.org/wiki/Read-only_memory" xlink:type="simple">ROM</text:a>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71" calcext:value-type="float">
            <text:p>742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48-bit (256x8) <text:a xlink:href="https://en.wikipedia.org/wiki/Read-only_memory" xlink:type="simple">ROM</text:a>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73" calcext:value-type="float">
            <text:p>742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register, a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73.pdf" xlink:type="simple">HC/HCT</text:a></text:p>
          </table:table-cell>
        </table:table-row>
        <table:table-row table:style-name="ro1" table:visibility="filter">
          <table:table-cell table:style-name="ce1" office:value-type="float" office:value="74274" calcext:value-type="float">
            <text:p>742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y 4-bit binary multipli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75" calcext:value-type="float">
            <text:p>742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-bit slice <text:a xlink:href="https://en.wikipedia.org/wiki/Wallace_tree" xlink:type="simple">Wallace tree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76" calcext:value-type="float">
            <text:p>742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J-Not-K edge-triggered <text:a xlink:href="https://en.wikipedia.org/wiki/Flip-flop_%28electronics%29" xlink:type="simple">flip-flops</text:a>, separate clocks, common preset and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78" calcext:value-type="float">
            <text:p>742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cascadeable priority registers, latched data in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79" calcext:value-type="float">
            <text:p>742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set-reset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80" calcext:value-type="float">
            <text:p>742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-bit odd/even <text:a xlink:href="https://en.wikipedia.org/wiki/Parity_bit" xlink:type="simple">parity bit</text:a> generator/check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280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281" calcext:value-type="float">
            <text:p>742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parallel binary accumul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82" calcext:value-type="float">
            <text:p>742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ok-ahead carry generator, selectable carry in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83" calcext:value-type="float">
            <text:p>742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nary <text:a xlink:href="https://en.wikipedia.org/wiki/Full_adder" xlink:type="simple">full adder</text:a> (has carry in function)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media.digikey.com/pdf/Data%20Sheets/NXP%20PDFs/74HC283.pdf" xlink:type="simple">HC</text:a></text:p>
          </table:table-cell>
        </table:table-row>
        <table:table-row table:style-name="ro1" table:visibility="filter">
          <table:table-cell table:style-name="ce1" office:value-type="float" office:value="74284" calcext:value-type="float">
            <text:p>74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y 4-bit parallel binary multiplier (low order 4 bits of product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85" calcext:value-type="float">
            <text:p>742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y 4-bit parallel binary multiplier (high order 4 bits of product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86" calcext:value-type="float">
            <text:p>742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-bit parity generator/checker, bus driver parity I/O por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87" calcext:value-type="float">
            <text:p>74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24-bit (256x4) <text:a xlink:href="https://en.wikipedia.org/wiki/Programmable_read-only_memory" xlink:type="simple">PROM</text:a>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88" calcext:value-type="float">
            <text:p>74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56-bit (32x8) <text:a xlink:href="https://en.wikipedia.org/wiki/Programmable_read-only_memory" xlink:type="simple">PROM</text:a>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89" calcext:value-type="float">
            <text:p>742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4-bit (16x4) RAM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0" calcext:value-type="float">
            <text:p>742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cade counter (separate divide-by-2 and divide-by-5 sections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1" calcext:value-type="float">
            <text:p>742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universal shift register, binary up/down counter, synchronou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2" calcext:value-type="float">
            <text:p>742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grammable frequency divider/digital tim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3" calcext:value-type="float">
            <text:p>74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nary counter (separate divide-by-2 and divide-by-8 sections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4" calcext:value-type="float">
            <text:p>742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grammable frequency divider/digital tim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5" calcext:value-type="float">
            <text:p>742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directional regist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7" calcext:value-type="float">
            <text:p>742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gital <text:a xlink:href="https://en.wikipedia.org/wiki/Phase-locked_loop" xlink:type="simple">phase-locked loop</text:a> fil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ds/symlink/cd74hct297.pdf" xlink:type="simple">HC/HCT</text:a></text:p>
          </table:table-cell>
        </table:table-row>
        <table:table-row table:style-name="ro1" table:visibility="filter">
          <table:table-cell table:style-name="ce1" office:value-type="float" office:value="74298" calcext:value-type="float">
            <text:p>742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multiplexer, storag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9" calcext:value-type="float">
            <text:p>74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idirectional universal shift/storage register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26132442/http://www.nxp.com/documents/data_sheet/74HC_HCT299.pdf" xlink:type="simple">HC/HCT</text:a></text:p>
          </table:table-cell>
        </table:table-row>
        <table:table-row table:style-name="ro1" table:visibility="filter">
          <table:table-cell table:style-name="ce1" office:value-type="float" office:value="74301" calcext:value-type="float">
            <text:p>743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56-bit (256x1) <text:a xlink:href="https://en.wikipedia.org/wiki/Random_access_memory" xlink:type="simple">RAM</text:a>, open collector outp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09" calcext:value-type="float">
            <text:p>743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24-bit (1024x1) <text:a xlink:href="https://en.wikipedia.org/wiki/Random_access_memory" xlink:type="simple">RAM</text:a>, open collector outp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10" calcext:value-type="float">
            <text:p>743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, Schmitt trigger in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14" calcext:value-type="float">
            <text:p>743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24-bit <text:a xlink:href="https://en.wikipedia.org/wiki/Random_access_memory" xlink:type="simple">RAM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19" calcext:value-type="float">
            <text:p>743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4-bit <text:a xlink:href="https://en.wikipedia.org/wiki/Random_access_memory" xlink:type="simple">RAM</text:a> (16x4)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20" calcext:value-type="float">
            <text:p>743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ystal-controlled <text:a xlink:href="https://en.wikipedia.org/wiki/Crystal_oscillator" xlink:type="simple">oscillator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21" calcext:value-type="float">
            <text:p>743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ystal-controlled oscillators, F/2 and F/4 count-down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22" calcext:value-type="float">
            <text:p>743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shift register, sign extend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23" calcext:value-type="float">
            <text:p>743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idirectional universal shift/storage regist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24" calcext:value-type="float">
            <text:p>74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ltage-controlled oscillator (or crystal controlled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40" calcext:value-type="float">
            <text:p>743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, Schmitt trigger inputs and three-state inverting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41" calcext:value-type="float">
            <text:p>7434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, Schmitt trigger inputs and three-state non-inverting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44" calcext:value-type="float">
            <text:p>743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, Schmitt trigger inputs and three-state non-inverting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47" calcext:value-type="float">
            <text:p>74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-to-7 segment decoders/drivers open collector outputs, low voltage version of 7447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48" calcext:value-type="float">
            <text:p>743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 to 3-line priority encod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50" calcext:value-type="float">
            <text:p>74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shift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51" calcext:value-type="float">
            <text:p>74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8-line to 1-line data selectors/multiplexers, three-state outputs and 4 common data in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52" calcext:value-type="float">
            <text:p>743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line to 1-line data selectors/multiplexers, inverting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53" calcext:value-type="float">
            <text:p>743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line to 1-line data selectors/multiplexers, 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54" calcext:value-type="float">
            <text:p>743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 to 1-line data selector/multiplexer, transparent latch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cd74hct354" xlink:type="simple">HC/HCT</text:a></text:p>
          </table:table-cell>
        </table:table-row>
        <table:table-row table:style-name="ro1" table:visibility="filter">
          <table:table-cell table:style-name="ce1" office:value-type="float" office:value="74355" calcext:value-type="float">
            <text:p>743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line to 1-line data selector/multiplexer, transparent registers, open-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56" calcext:value-type="float">
            <text:p>743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 to 1-line data selector/multiplexer, edge-triggered register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cd74hct356" xlink:type="simple">HCT</text:a></text:p>
          </table:table-cell>
        </table:table-row>
        <table:table-row table:style-name="ro1" table:visibility="filter">
          <table:table-cell table:style-name="ce1" office:value-type="float" office:value="74357" calcext:value-type="float">
            <text:p>74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line to 1-line data selectors/multiplexers/edge-triggered registers, open-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61" calcext:value-type="float">
            <text:p>743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Bubble_memory" xlink:type="simple">bubble memory</text:a> function timing gener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62" calcext:value-type="float">
            <text:p>743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Clock_signal#4-phase_clock" xlink:type="simple">four-phase clock</text:a> generator/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63" calcext:value-type="float">
            <text:p>7436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three-state D-latche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64" calcext:value-type="float">
            <text:p>743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-bit D-type edge-triggered regist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65" calcext:value-type="float">
            <text:p>7436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buffer, non-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365.pdf" xlink:type="simple">HC/HCT</text:a></text:p>
          </table:table-cell>
        </table:table-row>
        <table:table-row table:style-name="ro1" table:visibility="filter">
          <table:table-cell table:style-name="ce1" office:value-type="float" office:value="74366" calcext:value-type="float">
            <text:p>743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buffer, 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366.pdf" xlink:type="simple">HC/HCT</text:a></text:p>
          </table:table-cell>
        </table:table-row>
        <table:table-row table:style-name="ro1" table:visibility="filter">
          <table:table-cell table:style-name="ce1" office:value-type="float" office:value="74367" calcext:value-type="float">
            <text:p>743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buffer, non-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367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368" calcext:value-type="float">
            <text:p>743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buffer, 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368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370" calcext:value-type="float">
            <text:p>74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48-bit (512x4) <text:a xlink:href="https://en.wikipedia.org/wiki/Read-only_memory" xlink:type="simple">ROM</text:a>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71" calcext:value-type="float">
            <text:p>743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48-bit (256x8) <text:a xlink:href="https://en.wikipedia.org/wiki/Read-only_memory" xlink:type="simple">ROM</text:a>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73" calcext:value-type="float">
            <text:p>7437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transparent latch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373.pdf" xlink:type="simple">HC/HCT</text:a></text:p>
          </table:table-cell>
        </table:table-row>
        <table:table-row table:style-name="ro1" table:visibility="filter">
          <table:table-cell table:style-name="ce1" office:value-type="float" office:value="74374" calcext:value-type="float">
            <text:p>7437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register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374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375" calcext:value-type="float">
            <text:p>743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bistable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76" calcext:value-type="float">
            <text:p>743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J-Not-K flip-flop, common clock and common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77" calcext:value-type="float">
            <text:p>743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register, clock enabl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377.pdf" xlink:type="simple">HC/HCT</text:a></text:p>
          </table:table-cell>
        </table:table-row>
        <table:table-row table:style-name="ro1" table:visibility="filter">
          <table:table-cell table:style-name="ce1" office:value-type="float" office:value="74378" calcext:value-type="float">
            <text:p>743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-bit register, clock enabl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ls378" xlink:type="simple">LS</text:a></text:p>
          </table:table-cell>
        </table:table-row>
        <table:table-row table:style-name="ro1" table:visibility="filter">
          <table:table-cell table:style-name="ce1" office:value-type="float" office:value="74379" calcext:value-type="float">
            <text:p>743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register, clock enable and complementary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80" calcext:value-type="float">
            <text:p>743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multifunction regis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81" calcext:value-type="float">
            <text:p>743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arithmetic logic unit/function generator, generate and propag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82" calcext:value-type="float">
            <text:p>743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arithmetic logic unit/function generator, ripple carry and overflow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84" calcext:value-type="float">
            <text:p>74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y 1-bit two's complement multipli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85" calcext:value-type="float">
            <text:p>7438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4-bit adder/subtractor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table:style-name="ce1" office:value-type="float" office:value="74386" calcext:value-type="float">
            <text:p>7438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<text:a xlink:href="https://en.wikipedia.org/wiki/XOR_gate" xlink:type="simple">XOR gate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87" calcext:value-type="float">
            <text:p>743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24-bit (256x4) <text:a xlink:href="https://en.wikipedia.org/wiki/Programmable_read-only_memory" xlink:type="simple">PROM</text:a>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88" calcext:value-type="float">
            <text:p>743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register, standard and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90" calcext:value-type="float">
            <text:p>743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decade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390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393" calcext:value-type="float">
            <text:p>743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binary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393.pdf" xlink:type="simple">HC/HCT</text:a></text:p>
          </table:table-cell>
        </table:table-row>
        <table:table-row table:style-name="ro1" table:visibility="filter">
          <table:table-cell table:style-name="ce1" office:value-type="float" office:value="74395" calcext:value-type="float">
            <text:p>743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universal shift regist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96" calcext:value-type="float">
            <text:p>7439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storage registers, parallel acces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98" calcext:value-type="float">
            <text:p>7439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multiplexers, storage and complementary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99" calcext:value-type="float">
            <text:p>743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multiplexer, storag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05" calcext:value-type="float">
            <text:p>744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to 8 decoder, equivalent to Intel 8205, only found as UCY74S405 so might be non-TI numb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08" calcext:value-type="float">
            <text:p>744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<text:a xlink:href="https://en.wikipedia.org/wiki/Parity_bit" xlink:type="simple">parity</text:a> tre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12" calcext:value-type="float">
            <text:p>744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ulti-mode buffered 8-bit latches, three-state outputs and clea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22" calcext:value-type="float">
            <text:p>744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-triggerable mono-stable multivibrators, two in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23" calcext:value-type="float">
            <text:p>74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retriggerable monostable multivibrato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23.pdf" xlink:type="simple">HC/HCT</text:a></text:p>
          </table:table-cell>
        </table:table-row>
        <table:table-row table:style-name="ro1" table:visibility="filter">
          <table:table-cell table:style-name="ce1" office:value-type="float" office:value="74424" calcext:value-type="float">
            <text:p>744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Two-phase_clock" xlink:type="simple">two-phase clock</text:a> generator/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25" calcext:value-type="float">
            <text:p>744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bus buffers, three-state outputs and active low enable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26" calcext:value-type="float">
            <text:p>744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bus buffers, three-state outputs and active high enable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28" calcext:value-type="float">
            <text:p>74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stem controller for 8080a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36" calcext:value-type="float">
            <text:p>744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e driver/memory driver circuits - mos memory interface, damping output resis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37" calcext:value-type="float">
            <text:p>744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ne driver/memory driver circuits - mos memory interfac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38" calcext:value-type="float">
            <text:p>744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stem controller for 8080a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40" calcext:value-type="float">
            <text:p>744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tridirectional bus transceiver, non-inverting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41" calcext:value-type="float">
            <text:p>744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tridirectional bus transceiver, inverting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42" calcext:value-type="float">
            <text:p>744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tridirectional bus transceiver, non-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43" calcext:value-type="float">
            <text:p>744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tridirectional bus transceiver, 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44" calcext:value-type="float">
            <text:p>744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tridirectional bus transceiver, invertin and non-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45" calcext:value-type="float">
            <text:p>744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-to-decimal decoders/driv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46" calcext:value-type="float">
            <text:p>744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bus transceivers, direction control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47" calcext:value-type="float">
            <text:p>744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-to-7-segment decoders/drivers, low voltage version of 74247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48" calcext:value-type="float">
            <text:p>744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tridirectional bus transceiver, inverting and non-inverting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49" calcext:value-type="float">
            <text:p>744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bus transceivers, direction controls, tru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50" calcext:value-type="float">
            <text:p>744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to-1 multiplexer, complementary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51" calcext:value-type="float">
            <text:p>744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8-to-1 multiplex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52" calcext:value-type="float">
            <text:p>744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decade counter, synchronou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53" calcext:value-type="float">
            <text:p>744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binary counter, synchronou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53" calcext:value-type="float">
            <text:p>744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4-to-1 multiplex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54" calcext:value-type="float">
            <text:p>744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decade up/down counter, synchronous, preset inp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55" calcext:value-type="float">
            <text:p>744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binary up/down counter, synchronous, preset inp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56" calcext:value-type="float">
            <text:p>744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BCD (Natural binary coded decimal) ad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60" calcext:value-type="float">
            <text:p>744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s transfer swi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61" calcext:value-type="float">
            <text:p>744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presettable binary count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62" calcext:value-type="float">
            <text:p>744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ber-optic link transmit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63" calcext:value-type="float">
            <text:p>744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ber-optic link rece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65" calcext:value-type="float">
            <text:p>7446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, three-state tru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66" calcext:value-type="float">
            <text:p>7446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s, three-state inverting 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67" calcext:value-type="float">
            <text:p>744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s, three-state tru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68" calcext:value-type="float">
            <text:p>7446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s, three-state inverting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69" calcext:value-type="float">
            <text:p>744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synchronous up/down counter, parallel load and hold capability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70" calcext:value-type="float">
            <text:p>744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48-bit (256x8) <text:a xlink:href="https://en.wikipedia.org/wiki/Programmable_read-only_memory" xlink:type="simple">PROM</text:a>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71" calcext:value-type="float">
            <text:p>744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48-bit (256x8) <text:a xlink:href="https://en.wikipedia.org/wiki/Programmable_read-only_memory" xlink:type="simple">PROM</text:a>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72" calcext:value-type="float">
            <text:p>744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Programmable_read-only_memory" xlink:type="simple">PROM</text:a>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73" calcext:value-type="float">
            <text:p>744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Programmable_read-only_memory" xlink:type="simple">PROM</text:a>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74" calcext:value-type="float">
            <text:p>744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Programmable_read-only_memory" xlink:type="simple">PROM</text:a>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75" calcext:value-type="float">
            <text:p>744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Programmable_read-only_memory" xlink:type="simple">PROM</text:a>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81" calcext:value-type="float">
            <text:p>744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<text:a xlink:href="https://en.wikipedia.org/wiki/Slice_cascadable_processor" xlink:type="simple">slice cascadable processor</text:a> elemen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82" calcext:value-type="float">
            <text:p>744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<text:a xlink:href="https://en.wikipedia.org/wiki/Bit-slicing" xlink:type="simple">slice</text:a> expandable control elemen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84" calcext:value-type="float">
            <text:p>744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-to-binary conver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85" calcext:value-type="float">
            <text:p>744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nary-to-BCD conver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90" calcext:value-type="float">
            <text:p>744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decade coun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91" calcext:value-type="float">
            <text:p>744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-bit binary up/down counter, limited preset and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98" calcext:value-type="float">
            <text:p>744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idirectional shift register, parallel inputs and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08" calcext:value-type="float">
            <text:p>745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multiplier/divi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18" calcext:value-type="float">
            <text:p>745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comparator, open collector output, input pull-up resis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19" calcext:value-type="float">
            <text:p>745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comparator, open collector outp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20" calcext:value-type="float">
            <text:p>745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comparator, inverting totem-pole output, input pull-up resis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21" calcext:value-type="float">
            <text:p>745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comparator, inverting totem-pole outpu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22" calcext:value-type="float">
            <text:p>74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comparator, inverting open-collector output, input pull-up resis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24" calcext:value-type="float">
            <text:p>745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registered compar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26" calcext:value-type="float">
            <text:p>745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se programmable identity comparator, 16-bi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27" calcext:value-type="float">
            <text:p>745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se programmable identity comparator, 8-bit + 4-bit conventional Identity compar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28" calcext:value-type="float">
            <text:p>745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se programmable Identity comparator, 12-bi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31" calcext:value-type="float">
            <text:p>745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transparent latch, 32 mA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32" calcext:value-type="float">
            <text:p>745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register, 32 mA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33" calcext:value-type="float">
            <text:p>745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transparent latch, 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cd74hct533" xlink:type="simple">HC/HCT</text:a></text:p>
          </table:table-cell>
        </table:table-row>
        <table:table-row table:style-name="ro1" table:visibility="filter">
          <table:table-cell table:style-name="ce1" office:value-type="float" office:value="74534" calcext:value-type="float">
            <text:p>745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register, 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4201434/http://www.nxp.com/documents/data_sheet/74HCT534.pdf" xlink:type="simple">HCT</text:a></text:p>
          </table:table-cell>
        </table:table-row>
        <table:table-row table:style-name="ro1" table:visibility="filter">
          <table:table-cell table:style-name="ce1" office:value-type="float" office:value="74535" calcext:value-type="float">
            <text:p>745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transparent latch, 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36" calcext:value-type="float">
            <text:p>745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register, inverting 32 mA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37" calcext:value-type="float">
            <text:p>745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decimal decod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38" calcext:value-type="float">
            <text:p>745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of 8 decod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39" calcext:value-type="float">
            <text:p>745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1 of 4 decod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40" calcext:value-type="float">
            <text:p>745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verting octal buffer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540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541" calcext:value-type="float">
            <text:p>745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-inverting octal buffer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541.pdf" xlink:type="simple">HC/HCT</text:a></text:p>
          </table:table-cell>
        </table:table-row>
        <table:table-row table:style-name="ro1" table:visibility="filter">
          <table:table-cell table:style-name="ce1" office:value-type="float" office:value="74543" calcext:value-type="float">
            <text:p>745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registered transceiver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archive.org/download/Sn74f543Datasheet/sn74f543%20datasheet.pdf" xlink:type="simple">F</text:a></text:p>
          </table:table-cell>
        </table:table-row>
        <table:table-row table:style-name="ro1" table:visibility="filter">
          <table:table-cell table:style-name="ce1" office:value-type="float" office:value="74544" calcext:value-type="float">
            <text:p>74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-inverting octal registered transceiv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58" calcext:value-type="float">
            <text:p>745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y 8-bit multipli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60" calcext:value-type="float">
            <text:p>745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decade count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61" calcext:value-type="float">
            <text:p>745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nary count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63" calcext:value-type="float">
            <text:p>745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D-type transparent latch, 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60303231418/http://www.nxp.com/documents/data_sheet/74HC_HCT563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564" calcext:value-type="float">
            <text:p>745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D-type edge-triggered register, 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5233933/http://www.nxp.com/documents/data_sheet/74HC564.pdf" xlink:type="simple">HC</text:a></text:p>
          </table:table-cell>
        </table:table-row>
        <table:table-row table:style-name="ro1" table:visibility="filter">
          <table:table-cell table:style-name="ce1" office:value-type="float" office:value="74568" calcext:value-type="float">
            <text:p>745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cade up/down counte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69" calcext:value-type="float">
            <text:p>745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nary up/down count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73" calcext:value-type="float">
            <text:p>745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D-type transparent latch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573.pdf" xlink:type="simple">HC/HCT</text:a></text:p>
          </table:table-cell>
        </table:table-row>
        <table:table-row table:style-name="ro1" table:visibility="filter">
          <table:table-cell table:style-name="ce1" office:value-type="float" office:value="74574" calcext:value-type="float">
            <text:p>745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D-type edge-triggered flip-flop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574.pdf" xlink:type="simple">HC/HCT</text:a></text:p>
          </table:table-cell>
        </table:table-row>
        <table:table-row table:style-name="ro1" table:visibility="filter">
          <table:table-cell table:style-name="ce1" office:value-type="float" office:value="74575" calcext:value-type="float">
            <text:p>745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D-type flip-flop, synchronous clea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76" calcext:value-type="float">
            <text:p>745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D-type flip-flop, 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77" calcext:value-type="float">
            <text:p>745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D-type flip-flop, synchronous clear, 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80" calcext:value-type="float">
            <text:p>745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transceiver/latch, 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89" calcext:value-type="float">
            <text:p>745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shift register, input latch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90" calcext:value-type="float">
            <text:p>745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inary counter, output registers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590.pdf" xlink:type="simple">HC</text:a></text:p>
          </table:table-cell>
        </table:table-row>
        <table:table-row table:style-name="ro1" table:visibility="filter">
          <table:table-cell table:style-name="ce1" office:value-type="float" office:value="74591" calcext:value-type="float">
            <text:p>745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inary counters, output registers, open-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92" calcext:value-type="float">
            <text:p>745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inary counter, input regist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93" calcext:value-type="float">
            <text:p>745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inary counter, input registers and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94" calcext:value-type="float">
            <text:p>74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shift registers, output latche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594.pdf" xlink:type="simple">HC/HCT</text:a></text:p>
          </table:table-cell>
        </table:table-row>
        <table:table-row table:style-name="ro1" table:visibility="filter">
          <table:table-cell table:style-name="ce1" office:value-type="float" office:value="74595" calcext:value-type="float">
            <text:p>745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shift registers, output latches, three-state parallel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595.pdf" xlink:type="simple">HC/HCT</text:a></text:p>
          </table:table-cell>
        </table:table-row>
        <table:table-row table:style-name="ro1" table:visibility="filter">
          <table:table-cell table:style-name="ce1" office:value-type="float" office:value="74596" calcext:value-type="float">
            <text:p>745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shift registers, output latches, open-collector parallel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97" calcext:value-type="float">
            <text:p>745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shift registers, input latche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597.pdf" xlink:type="simple">HC/HCT</text:a></text:p>
          </table:table-cell>
        </table:table-row>
        <table:table-row table:style-name="ro1" table:visibility="filter">
          <table:table-cell table:style-name="ce1" office:value-type="float" office:value="74598" calcext:value-type="float">
            <text:p>745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shift register, input latche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599" calcext:value-type="float">
            <text:p>745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shift registers, output latches, open-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00" calcext:value-type="float">
            <text:p>746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ynamic memory refresh controller, transparent and burst modes, for 4K or 16K dRAM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01" calcext:value-type="float">
            <text:p>746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ynamic memory refresh controller, transparent and burst modes, for 64K dRAM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02" calcext:value-type="float">
            <text:p>746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ynamic memory refresh controller, cycle steal and burst modes, for 4K or 16K dRAM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03" calcext:value-type="float">
            <text:p>74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ynamic memory refresh controller, cycle steal and burst modes, for 64K dRAM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04" calcext:value-type="float">
            <text:p>74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2-input multiplexer, latch, high-speed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05" calcext:value-type="float">
            <text:p>746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tch, high-speed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06" calcext:value-type="float">
            <text:p>746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2-input multiplexer, latch, glitch-free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07" calcext:value-type="float">
            <text:p>746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2-input multiplexer, latch, glitch-free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08" calcext:value-type="float">
            <text:p>746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mory cycle controll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10" calcext:value-type="float">
            <text:p>746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mory mapper, latched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11" calcext:value-type="float">
            <text:p>746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mory mapper, latched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12" calcext:value-type="float">
            <text:p>746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mory mapp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13" calcext:value-type="float">
            <text:p>746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mory mapper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18" calcext:value-type="float">
            <text:p>746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chmitt trigger positive-nand gates, totem-pol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19" calcext:value-type="float">
            <text:p>746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chmitt trigger inverters, totem-pol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20" calcext:value-type="float">
            <text:p>746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inverting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21" calcext:value-type="float">
            <text:p>746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non-inverting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22" calcext:value-type="float">
            <text:p>746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inverting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23" calcext:value-type="float">
            <text:p>746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non-inverting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hct623" xlink:type="simple">HCT</text:a></text:p>
          </table:table-cell>
        </table:table-row>
        <table:table-row table:style-name="ro1" table:visibility="filter">
          <table:table-cell table:style-name="ce1" office:value-type="float" office:value="74624" calcext:value-type="float">
            <text:p>746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Voltage-controlled_oscillator" xlink:type="simple">voltage-controlled oscillator</text:a>, enable control, range control, two-phas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25" calcext:value-type="float">
            <text:p>74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<text:a xlink:href="https://en.wikipedia.org/wiki/Voltage-controlled_oscillator" xlink:type="simple">voltage-controlled oscillator</text:a>, two-phas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26" calcext:value-type="float">
            <text:p>74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<text:a xlink:href="https://en.wikipedia.org/wiki/Voltage-controlled_oscillator" xlink:type="simple">voltage-controlled oscillator</text:a>, enable control, two-phas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27" calcext:value-type="float">
            <text:p>746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<text:a xlink:href="https://en.wikipedia.org/wiki/Voltage-controlled_oscillator" xlink:type="simple">voltage-controlled oscillator</text:a></text:p>
          </table:table-cell>
          <table:table-cell table:style-name="Default"/>
          <table:table-cell/>
          <table:table-cell table:style-name="ce3"/>
        </table:table-row>
        <table:table-row table:style-name="ro2" table:visibility="filter">
          <table:table-cell table:style-name="ce1" office:value-type="float" office:value="74628" calcext:value-type="float">
            <text:p>746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Voltage-controlled_oscillator" xlink:type="simple">voltage-controlled oscillator</text:a>, enable control, range control,</text:p>
            <text:p>external temperature compensation, two-phas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29" calcext:value-type="float">
            <text:p>746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<text:a xlink:href="https://en.wikipedia.org/wiki/Voltage-controlled_oscillator" xlink:type="simple">voltage-controlled oscillator</text:a>, enable control, range control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30" calcext:value-type="float">
            <text:p>74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bit error detection and correction (EDAC)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31" calcext:value-type="float">
            <text:p>746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bit error detection and correction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32" calcext:value-type="float">
            <text:p>746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2-bit parallel error detection and correction, three-state outputs, byte-wri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33" calcext:value-type="float">
            <text:p>74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2-bit parallel error detection and correction, open-collector outputs, byte-wri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34" calcext:value-type="float">
            <text:p>746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2-bit parallel error detection and correction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35" calcext:value-type="float">
            <text:p>746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2-bit parallel error detection and correction, open-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38" calcext:value-type="float">
            <text:p>746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39" calcext:value-type="float">
            <text:p>746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non-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40" calcext:value-type="float">
            <text:p>746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1224063532/http://www.nxp.com/documents/data_sheet/74HC_HCT640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641" calcext:value-type="float">
            <text:p>746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non-inverting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42" calcext:value-type="float">
            <text:p>746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inverting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43" calcext:value-type="float">
            <text:p>746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mix of inverting and non-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44" calcext:value-type="float">
            <text:p>746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mix of inverting and non-inverting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45" calcext:value-type="float">
            <text:p>746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hct645" xlink:type="simple">HCT</text:a></text:p>
          </table:table-cell>
        </table:table-row>
        <table:table-row table:style-name="ro1" table:visibility="filter">
          <table:table-cell table:style-name="ce1" office:value-type="float" office:value="74646" calcext:value-type="float">
            <text:p>746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/latch/multiplexer, non-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cd74hct646" xlink:type="simple">HC/HCT</text:a></text:p>
          </table:table-cell>
        </table:table-row>
        <table:table-row table:style-name="ro1" table:visibility="filter">
          <table:table-cell table:style-name="ce1" office:value-type="float" office:value="74647" calcext:value-type="float">
            <text:p>746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/latch/multiplexer, non-inverting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48" calcext:value-type="float">
            <text:p>746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/latch/multiplexer, 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49" calcext:value-type="float">
            <text:p>746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/latch/multiplexer, inverting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51" calcext:value-type="float">
            <text:p>746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/register, 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52" calcext:value-type="float">
            <text:p>746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/register, non-inverting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4192643/http://www.nxp.com/documents/data_sheet/74HC_HCT652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653" calcext:value-type="float">
            <text:p>746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/register, inverting three-state and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54" calcext:value-type="float">
            <text:p>74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/register, non-inverting three-state and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58" calcext:value-type="float">
            <text:p>746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parity, inverting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59" calcext:value-type="float">
            <text:p>746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parity, non-inverting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64" calcext:value-type="float">
            <text:p>746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parity, inverting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65" calcext:value-type="float">
            <text:p>746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 transceiver, parity, non-inverting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68" calcext:value-type="float">
            <text:p>746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4-bit decade up/down coun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69" calcext:value-type="float">
            <text:p>74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4-bit binary up/down coun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70" calcext:value-type="float">
            <text:p>746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 by 4 register file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cd74hct670" xlink:type="simple">HC/HCT</text:a></text:p>
          </table:table-cell>
        </table:table-row>
        <table:table-row table:style-name="ro1" table:visibility="filter">
          <table:table-cell table:style-name="ce1" office:value-type="float" office:value="74671" calcext:value-type="float">
            <text:p>746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directional shift register/latch/multiplex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72" calcext:value-type="float">
            <text:p>746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directional shift register/latch/multiplex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73" calcext:value-type="float">
            <text:p>746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bit serial-in serial-out shift register, output storage registers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74" calcext:value-type="float">
            <text:p>746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bit parallel-in serial-out shift regist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76" calcext:value-type="float">
            <text:p>746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bit serial/parallel-in serial-out shift regis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77" calcext:value-type="float">
            <text:p>746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bit address <text:a xlink:href="https://en.wikipedia.org/wiki/Comparator" xlink:type="simple">comparator</text:a>, enabl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78" calcext:value-type="float">
            <text:p>746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bit address comparator,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79" calcext:value-type="float">
            <text:p>746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bit address comparator,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80" calcext:value-type="float">
            <text:p>746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bit address comparator, enabl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81" calcext:value-type="float">
            <text:p>746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parallel binary accumul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82" calcext:value-type="float">
            <text:p>746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<text:a xlink:href="https://en.wikipedia.org/wiki/Digital_comparator" xlink:type="simple">magnitude comparator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83" calcext:value-type="float">
            <text:p>746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magnitude comparator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84" calcext:value-type="float">
            <text:p>746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magnitude compar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85" calcext:value-type="float">
            <text:p>746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magnitude comparator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86" calcext:value-type="float">
            <text:p>746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magnitude comparator, enabl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87" calcext:value-type="float">
            <text:p>746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magnitude comparator, enabl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88" calcext:value-type="float">
            <text:p>746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equality comparato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688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689" calcext:value-type="float">
            <text:p>746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magnitude comparator, open collector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90" calcext:value-type="float">
            <text:p>746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decimal counter/latch/multiplexer, asynchronous clea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91" calcext:value-type="float">
            <text:p>74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nary counter/latch/multiplexer, asynchronous clea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92" calcext:value-type="float">
            <text:p>746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decimal counter/latch/multiplexer, synchronous clea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93" calcext:value-type="float">
            <text:p>746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nary counter/latch/multiplexer, synchronous clea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94" calcext:value-type="float">
            <text:p>746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decimal counter/latch/multiplexer, synchronous and asynchronous clears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95" calcext:value-type="float">
            <text:p>746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nary counter/latch/multiplexer, synchronous and asynchronous clears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96" calcext:value-type="float">
            <text:p>746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decimal counter/register/multiplexer, asynchronous clea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97" calcext:value-type="float">
            <text:p>746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nary counter/register/multiplexer, asynchronous clea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98" calcext:value-type="float">
            <text:p>746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decimal counter/register/multiplexer, synchronous clea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99" calcext:value-type="float">
            <text:p>746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inary counter/register/multiplexer, synchronous clea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16" calcext:value-type="float">
            <text:p>747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grammable decade coun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18" calcext:value-type="float">
            <text:p>747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grammable binary coun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24" calcext:value-type="float">
            <text:p>747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ltage-controlled multivibr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40" calcext:value-type="float">
            <text:p>747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ffer/Line driver, inverting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41" calcext:value-type="float">
            <text:p>747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ffer/line driver, non-inverting, three-state outputs, mixed enable polarity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44" calcext:value-type="float">
            <text:p>747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ffer/line driver, non-inverting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48" calcext:value-type="float">
            <text:p>747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 to 3-line priority enco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60" calcext:value-type="float">
            <text:p>747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ffer/line driver, non-inverting, open-collector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s760" xlink:type="simple">AS/ALS</text:a></text:p>
          </table:table-cell>
        </table:table-row>
        <table:table-row table:style-name="ro1" table:visibility="filter">
          <table:table-cell table:style-name="ce1" office:value-type="float" office:value="74762" calcext:value-type="float">
            <text:p>747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ffer/line driver, inverting and non-inverting open-collector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s762" xlink:type="simple">AS/ALS</text:a></text:p>
          </table:table-cell>
        </table:table-row>
        <table:table-row table:style-name="ro1" table:visibility="filter">
          <table:table-cell table:style-name="ce1" office:value-type="float" office:value="74763" calcext:value-type="float">
            <text:p>747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ffer/line driver, inverting open-collector outputs, complementary enable in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s762" xlink:type="simple">AS/ALS</text:a></text:p>
          </table:table-cell>
        </table:table-row>
        <table:table-row table:style-name="ro1" table:visibility="filter">
          <table:table-cell table:style-name="ce1" office:value-type="float" office:value="74779" calcext:value-type="float">
            <text:p>747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bidirectional binary counter (three-state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83" calcext:value-type="float">
            <text:p>747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address multiplex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90" calcext:value-type="float">
            <text:p>747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ror detection and correction (EDAC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94" calcext:value-type="float">
            <text:p>747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register, readback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95" calcext:value-type="float">
            <text:p>747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ff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96" calcext:value-type="float">
            <text:p>747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ff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97" calcext:value-type="float">
            <text:p>74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ff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98" calcext:value-type="float">
            <text:p>747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ff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04" calcext:value-type="float">
            <text:p>748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2-input NAND driver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s804b" xlink:type="simple">AS</text:a></text:p>
          </table:table-cell>
        </table:table-row>
        <table:table-row table:style-name="ro1" table:visibility="filter">
          <table:table-cell table:style-name="ce1" office:value-type="float" office:value="74805" calcext:value-type="float">
            <text:p>74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2-input NOR driv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08" calcext:value-type="float">
            <text:p>748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2-input AND driv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10" calcext:value-type="float">
            <text:p>748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XNOR gate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ls810" xlink:type="simple">AS/ALS</text:a></text:p>
          </table:table-cell>
        </table:table-row>
        <table:table-row table:style-name="ro1" table:visibility="filter">
          <table:table-cell table:style-name="ce1" office:value-type="float" office:value="74822" calcext:value-type="float">
            <text:p>748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-bit bus interface flip-flop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23" calcext:value-type="float">
            <text:p>748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-bit D-type flip-flops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cn/lit/gpn/sn54as823a" xlink:type="simple">AS</text:a></text:p>
          </table:table-cell>
        </table:table-row>
        <table:table-row table:style-name="ro1" table:visibility="filter">
          <table:table-cell table:style-name="ce1" office:value-type="float" office:value="74824" calcext:value-type="float">
            <text:p>748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-bit D-type flip-flops, three-state outputs, inverting in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cn/lit/gpn/sn54as823a" xlink:type="simple">AS</text:a></text:p>
          </table:table-cell>
        </table:table-row>
        <table:table-row table:style-name="ro1" table:visibility="filter">
          <table:table-cell table:style-name="ce1" office:value-type="float" office:value="74825" calcext:value-type="float">
            <text:p>748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D-type flip-flop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32" calcext:value-type="float">
            <text:p>748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2-input OR driv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41" calcext:value-type="float">
            <text:p>748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-bit D-type flip-flop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ls841" xlink:type="simple">ALS</text:a></text:p>
          </table:table-cell>
        </table:table-row>
        <table:table-row table:style-name="ro1" table:visibility="filter">
          <table:table-cell table:style-name="ce1" office:value-type="float" office:value="74842" calcext:value-type="float">
            <text:p>748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-bit D-type flip-flop, three-state outputs, inverting in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ls841" xlink:type="simple">ALS</text:a></text:p>
          </table:table-cell>
        </table:table-row>
        <table:table-row table:style-name="ro1" table:visibility="filter">
          <table:table-cell table:style-name="ce1" office:value-type="float" office:value="74848" calcext:value-type="float">
            <text:p>748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 to 3-line priority encode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57" calcext:value-type="float">
            <text:p>748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2-line to 1-line multiplexer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67" calcext:value-type="float">
            <text:p>748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8-bit up/down counter, a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pdf1.alldatasheet.com/datasheet-pdf/view/27799/TI/SN74ALS867ANT.html" xlink:type="simple">AS/ALS</text:a></text:p>
          </table:table-cell>
        </table:table-row>
        <table:table-row table:style-name="ro1" table:visibility="filter">
          <table:table-cell table:style-name="ce1" office:value-type="float" office:value="74869" calcext:value-type="float">
            <text:p>748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nchronous 8-bit up/down counter, synchronous clea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pdf1.alldatasheet.com/datasheet-pdf/view/27799/TI/SN74ALS867ANT.html" xlink:type="simple">AS/ALS</text:a></text:p>
          </table:table-cell>
        </table:table-row>
        <table:table-row table:style-name="ro1" table:visibility="filter">
          <table:table-cell table:style-name="ce1" office:value-type="float" office:value="74870" calcext:value-type="float">
            <text:p>748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al 16x4 register file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datasheets360.com/pdf/717352635026368811" xlink:type="simple">AS</text:a></text:p>
          </table:table-cell>
        </table:table-row>
        <table:table-row table:style-name="ro1" table:visibility="filter">
          <table:table-cell table:style-name="ce1" office:value-type="float" office:value="74871" calcext:value-type="float">
            <text:p>748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al 16x4 register file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datasheets360.com/pdf/717352635026368811" xlink:type="simple">AS</text:a></text:p>
          </table:table-cell>
        </table:table-row>
        <table:table-row table:style-name="ro1" table:visibility="filter">
          <table:table-cell table:style-name="ce1" office:value-type="float" office:value="74873" calcext:value-type="float">
            <text:p>748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transparent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74" calcext:value-type="float">
            <text:p>748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D-type flip-flop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76" calcext:value-type="float">
            <text:p>748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D-type flip-flop, inverting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78" calcext:value-type="float">
            <text:p>748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D-type flip-flop, synchronous clear, non-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79" calcext:value-type="float">
            <text:p>74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D-type flip-flop, synchronous clear, inverting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80" calcext:value-type="float">
            <text:p>748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transparent latch, inverting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81" calcext:value-type="float">
            <text:p>748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ithmetic logic unit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82" calcext:value-type="float">
            <text:p>748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2-bit lookahead carry gener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885" calcext:value-type="float">
            <text:p>748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magnitude comparato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s885" xlink:type="simple">AS</text:a></text:p>
          </table:table-cell>
        </table:table-row>
        <table:table-row table:style-name="ro1" table:visibility="filter">
          <table:table-cell table:style-name="ce1" office:value-type="float" office:value="74888" calcext:value-type="float">
            <text:p>748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<text:a xlink:href="https://en.wikipedia.org/wiki/Slice_processor" xlink:type="simple">slice processor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01" calcext:value-type="float">
            <text:p>749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inverting TTL buff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02" calcext:value-type="float">
            <text:p>749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non-inverting TTL buff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03" calcext:value-type="float">
            <text:p>749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inverting CMOS buff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04" calcext:value-type="float">
            <text:p>749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non-inverting CMOS buff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05" calcext:value-type="float">
            <text:p>749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bit successive approximation regis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06" calcext:value-type="float">
            <text:p>749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open drain n-channel buff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07" calcext:value-type="float">
            <text:p>749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open drain p-channel buff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08" calcext:value-type="float">
            <text:p>749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CMOS 30 V relay 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09" calcext:value-type="float">
            <text:p>749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voltage compar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10" calcext:value-type="float">
            <text:p>749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56x1 CMOS static RAM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11" calcext:value-type="float">
            <text:p>749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digit expandable display controll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12" calcext:value-type="float">
            <text:p>749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-digit BCD display controller and driv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pdf.datasheetcatalog.com/datasheet/nationalsemiconductor/DS005916.PDF" xlink:type="simple">C</text:a></text:p>
          </table:table-cell>
        </table:table-row>
        <table:table-row table:style-name="ro1" table:visibility="filter">
          <table:table-cell table:style-name="ce1" office:value-type="float" office:value="74914" calcext:value-type="float">
            <text:p>749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Schmitt trigger, extended input voltag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pdf.datasheetcatalog.com/datasheet/fairchild/MM74C914.pdf" xlink:type="simple">C</text:a></text:p>
          </table:table-cell>
        </table:table-row>
        <table:table-row table:style-name="ro1" table:visibility="filter">
          <table:table-cell table:style-name="ce1" office:value-type="float" office:value="74915" calcext:value-type="float">
            <text:p>749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-segment to BCD deco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17" calcext:value-type="float">
            <text:p>749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-digit hex display controller and driv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ww.logre.eu/mediawiki/images/d/d5/MM74C912_C917_NationalSemiconductor.pdf" xlink:type="simple">C</text:a></text:p>
          </table:table-cell>
        </table:table-row>
        <table:table-row table:style-name="ro1" table:visibility="filter">
          <table:table-cell table:style-name="ce1" office:value-type="float" office:value="74918" calcext:value-type="float">
            <text:p>749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CMOS 30 V relay 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20" calcext:value-type="float">
            <text:p>749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56x4 CMOS static RAM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21" calcext:value-type="float">
            <text:p>749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56x4 CMOS static RAM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22" calcext:value-type="float">
            <text:p>749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key enco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23" calcext:value-type="float">
            <text:p>749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-key enco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25" calcext:value-type="float">
            <text:p>749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digit counter/display driv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41023042023/https://www.fairchildsemi.com/datasheets/MM/MM74C926.pdf" xlink:type="simple">C</text:a></text:p>
          </table:table-cell>
        </table:table-row>
        <table:table-row table:style-name="ro1" table:visibility="filter">
          <table:table-cell table:style-name="ce1" office:value-type="float" office:value="74926" calcext:value-type="float">
            <text:p>749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digit decade counter/display driver, carry out and latch (up to 9999)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ww.fairchildsemi.com/datasheets/MM/MM74C926.pdf" xlink:type="simple">C</text:a></text:p>
          </table:table-cell>
        </table:table-row>
        <table:table-row table:style-name="ro1" table:visibility="filter">
          <table:table-cell table:style-name="ce1" office:value-type="float" office:value="74927" calcext:value-type="float">
            <text:p>749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digit timer counter/display driver (up to 9599, intended as time elapsed)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skory.z-net.hu/alkatresz/74c926_.pdf" xlink:type="simple">C</text:a></text:p>
          </table:table-cell>
        </table:table-row>
        <table:table-row table:style-name="ro1" table:visibility="filter">
          <table:table-cell table:style-name="ce1" office:value-type="float" office:value="74928" calcext:value-type="float">
            <text:p>749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digit counter/display driver (up to 1999)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skory.z-net.hu/alkatresz/74c926_.pdf" xlink:type="simple">C</text:a></text:p>
          </table:table-cell>
        </table:table-row>
        <table:table-row table:style-name="ro1" table:visibility="filter">
          <table:table-cell table:style-name="ce1" office:value-type="float" office:value="74929" calcext:value-type="float">
            <text:p>749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24x1 CMOS static RAM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30" calcext:value-type="float">
            <text:p>749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24x1 CMOS static RAM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32" calcext:value-type="float">
            <text:p>74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Phase_comparator" xlink:type="simple">phase comparator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33" calcext:value-type="float">
            <text:p>749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dress bus comparato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34" calcext:value-type="float">
            <text:p>749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C830] adc; see corresponding nsc datasheet" office:value-type="string" office:string-value="Err:509" calcext:value-type="error">
            <text:p>Err:509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35" calcext:value-type="float">
            <text:p>749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.5-digit digital <text:a xlink:href="https://en.wikipedia.org/wiki/Voltmeter" xlink:type="simple">voltmeter</text:a> (DVM) support chip for multiplexed 7-segment display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36" calcext:value-type="float">
            <text:p>749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.75-digit digital voltmeter (DVM) support chip for multiplexed 7-segment display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37" calcext:value-type="float">
            <text:p>7493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C3512] adc; see corresponding nsc datasheet" office:value-type="string" office:string-value="Err:509" calcext:value-type="error">
            <text:p>Err:509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38" calcext:value-type="float">
            <text:p>7493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C3712] adc; see corresponding nsc datasheet" office:value-type="string" office:string-value="Err:509" calcext:value-type="error">
            <text:p>Err:509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41" calcext:value-type="float">
            <text:p>749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al bus/line drivers/line receiver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42" calcext:value-type="float">
            <text:p>749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00 baud modem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datasheets360.com/pdf/8508627109040657500" xlink:type="simple">HC</text:a></text:p>
          </table:table-cell>
        </table:table-row>
        <table:table-row table:style-name="ro1" table:visibility="filter">
          <table:table-cell table:style-name="ce1" office:value-type="float" office:value="74945" calcext:value-type="float">
            <text:p>749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digit up/down counter, decoder and 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47" calcext:value-type="float">
            <text:p>749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digit up/down counter, decoder and 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48" calcext:value-type="float">
            <text:p>7494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C817] adc; see corresponding nsc datasheet" office:value-type="string" office:string-value="Err:509" calcext:value-type="error">
            <text:p>Err:509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49" calcext:value-type="float">
            <text:p>7494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DC809] adc; see corresponding nsc datasheet" office:value-type="string" office:string-value="Err:509" calcext:value-type="error">
            <text:p>Err:509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62" calcext:value-type="float">
            <text:p>749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al Rank 8-Bit TRI-STATE Shift Regis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pdf.datasheetcatalog.com/datasheets2/16/161779_1.pdf" xlink:type="simple">C</text:a></text:p>
          </table:table-cell>
        </table:table-row>
        <table:table-row table:style-name="ro1" table:visibility="filter">
          <table:table-cell table:style-name="ce1" office:value-type="float" office:value="74992" calcext:value-type="float">
            <text:p>749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-bit D-type transparent read-back latch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ls992" xlink:type="simple">ALS</text:a></text:p>
          </table:table-cell>
        </table:table-row>
        <table:table-row table:style-name="ro1" table:visibility="filter">
          <table:table-cell table:style-name="ce1" office:value-type="float" office:value="74996" calcext:value-type="float">
            <text:p>749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D-type edge-triggered read-back latch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pdf/sdas098" xlink:type="simple">ALS</text:a></text:p>
          </table:table-cell>
        </table:table-row>
        <table:table-row table:style-name="ro1" table:visibility="filter">
          <table:table-cell table:style-name="ce1" office:value-type="float" office:value="741004" calcext:value-type="float">
            <text:p>7410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inverting buff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pdf1.alldatasheet.com/datasheet-pdf/view/50924/FAIRCHILD/DM74ALS1004N.html" xlink:type="simple">ALS</text:a></text:p>
          </table:table-cell>
        </table:table-row>
        <table:table-row table:style-name="ro1" table:visibility="filter">
          <table:table-cell table:style-name="ce1" office:value-type="float" office:value="741005" calcext:value-type="float">
            <text:p>7410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inverting buffer, open-collector output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ls1005" xlink:type="simple">ALS</text:a></text:p>
          </table:table-cell>
        </table:table-row>
        <table:table-row table:style-name="ro1" table:visibility="filter">
          <table:table-cell table:style-name="ce1" office:value-type="float" office:value="741008" calcext:value-type="float">
            <text:p>7410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AND buff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rtellason.com/chipdata/dm74als1008a.pdf" xlink:type="simple">ALS</text:a></text:p>
          </table:table-cell>
        </table:table-row>
        <table:table-row table:style-name="ro1" table:visibility="filter">
          <table:table-cell table:style-name="ce1" office:value-type="float" office:value="741010" calcext:value-type="float">
            <text:p>741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ple 3-input NAND buff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ls1010a" xlink:type="simple">ALS</text:a></text:p>
          </table:table-cell>
        </table:table-row>
        <table:table-row table:style-name="ro1" table:visibility="filter">
          <table:table-cell table:style-name="ce1" office:value-type="float" office:value="741034" calcext:value-type="float">
            <text:p>7410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non-inverting buff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ls1034" xlink:type="simple">ALS</text:a></text:p>
          </table:table-cell>
        </table:table-row>
        <table:table-row table:style-name="ro1" table:visibility="filter">
          <table:table-cell table:style-name="ce1" office:value-type="float" office:value="741035" calcext:value-type="float">
            <text:p>7410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non-inverting buffer, open-collector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ls1035" xlink:type="simple">ALS</text:a></text:p>
          </table:table-cell>
        </table:table-row>
        <table:table-row table:style-name="ro1" table:visibility="filter">
          <table:table-cell table:style-name="ce1" office:value-type="float" office:value="741245" calcext:value-type="float">
            <text:p>74124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s transceiv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sn74als1245a" xlink:type="simple">ALS</text:a></text:p>
          </table:table-cell>
        </table:table-row>
        <table:table-row table:style-name="ro1" table:visibility="filter">
          <table:table-cell table:style-name="ce1" office:value-type="float" office:value="742960" calcext:value-type="float">
            <text:p>7429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Error_detection_and_correction" xlink:type="simple">error detection and correction</text:a> (EDAC)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61" calcext:value-type="float">
            <text:p>7429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dac bus buffer, inverting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62" calcext:value-type="float">
            <text:p>7429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dac bus buffer, non-inverting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68" calcext:value-type="float">
            <text:p>7429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ynamic memory controll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69" calcext:value-type="float">
            <text:p>742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mory timing controller for use, <text:a xlink:href="https://en.wikipedia.org/wiki/Error_detection_and_correction" xlink:type="simple">EDAC</text:a>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2970" calcext:value-type="float">
            <text:p>74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emory timing controller for use without EDAC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037" calcext:value-type="float">
            <text:p>7430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NAND 30Ω 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3040" calcext:value-type="float">
            <text:p>7430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input NAND 30Ω line driv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archive.org/download/74f3040Datasheet/74f3040%20datasheet.pdf" xlink:type="simple">F</text:a></text:p>
          </table:table-cell>
        </table:table-row>
        <table:table-row table:style-name="ro1" table:visibility="filter">
          <table:table-cell table:style-name="ce1" office:value-type="float" office:value="744002" calcext:value-type="float">
            <text:p>7440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input NOR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02.pdf" xlink:type="simple">HC/HCT</text:a></text:p>
          </table:table-cell>
        </table:table-row>
        <table:table-row table:style-name="ro1" table:visibility="filter">
          <table:table-cell table:style-name="ce1" office:value-type="float" office:value="744015" calcext:value-type="float">
            <text:p>744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shift registers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5005044/http://www.nxp.com/documents/data_sheet/74HC_HCT4015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016" calcext:value-type="float">
            <text:p>7440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bilateral switch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16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017" calcext:value-type="float">
            <text:p>744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stage ÷10 Johnson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17.pdf" xlink:type="simple">HC/HCT</text:a></text:p>
          </table:table-cell>
        </table:table-row>
        <table:table-row table:style-name="ro1" table:visibility="filter">
          <table:table-cell table:style-name="ce1" office:value-type="float" office:value="744020" calcext:value-type="float">
            <text:p>744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4-stage binary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20.pdf" xlink:type="simple">HC/HCT</text:a></text:p>
          </table:table-cell>
        </table:table-row>
        <table:table-row table:style-name="ro1" table:visibility="filter">
          <table:table-cell table:style-name="ce1" office:value-type="float" office:value="744024" calcext:value-type="float">
            <text:p>7440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-stage ripple carry binary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4024.pdf" xlink:type="simple">HC</text:a></text:p>
          </table:table-cell>
        </table:table-row>
        <table:table-row table:style-name="ro1" table:visibility="filter">
          <table:table-cell table:style-name="ce1" office:value-type="float" office:value="744028" calcext:value-type="float">
            <text:p>7440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decimal decod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040" calcext:value-type="float">
            <text:p>7440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stage binary ripple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40.pdf" xlink:type="simple">HC/HCT</text:a></text:p>
          </table:table-cell>
        </table:table-row>
        <table:table-row table:style-name="ro1" table:visibility="filter">
          <table:table-cell table:style-name="ce1" office:value-type="float" office:value="744046" calcext:value-type="float">
            <text:p>7440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Phase-locked_loop" xlink:type="simple">phase-locked loop</text:a> and <text:a xlink:href="https://en.wikipedia.org/wiki/Voltage-controlled_oscillator" xlink:type="simple">voltage-controlled oscillator</text:a>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46A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049" calcext:value-type="float">
            <text:p>74404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inverting buff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4049.pdf" xlink:type="simple">HC</text:a></text:p>
          </table:table-cell>
        </table:table-row>
        <table:table-row table:style-name="ro1" table:visibility="filter">
          <table:table-cell table:style-name="ce1" office:value-type="float" office:value="744050" calcext:value-type="float">
            <text:p>7440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buffer/converter (non-inverting)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4050_CNV.pdf" xlink:type="simple">HC</text:a></text:p>
          </table:table-cell>
        </table:table-row>
        <table:table-row table:style-name="ro1" table:visibility="filter">
          <table:table-cell table:style-name="ce1" office:value-type="float" office:value="744051" calcext:value-type="float">
            <text:p>7440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-speed CMOS 8-channel analog multiplexer/demultiplex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51.pdf" xlink:type="simple">HC/HCT</text:a></text:p>
          </table:table-cell>
        </table:table-row>
        <table:table-row table:style-name="ro1" table:visibility="filter">
          <table:table-cell table:style-name="ce1" office:value-type="float" office:value="744052" calcext:value-type="float">
            <text:p>744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channel analog multiplexer/demultiplexer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52.pdf" xlink:type="simple">HC/HCT</text:a></text:p>
          </table:table-cell>
        </table:table-row>
        <table:table-row table:style-name="ro1" table:visibility="filter">
          <table:table-cell table:style-name="ce1" office:value-type="float" office:value="744053" calcext:value-type="float">
            <text:p>7440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ple 2-channel analog multiplexer/demultiplexer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53.pdf" xlink:type="simple">HC/HCT</text:a></text:p>
          </table:table-cell>
        </table:table-row>
        <table:table-row table:style-name="ro1" table:visibility="filter">
          <table:table-cell table:style-name="ce1" office:value-type="float" office:value="744059" calcext:value-type="float">
            <text:p>7440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grammable divide-by-N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30120073831/http://www.nxp.com/documents/data_sheet/74HC_HCT4059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060" calcext:value-type="float">
            <text:p>7440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4-stage binary ripple counter with oscillato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60.pdf" xlink:type="simple">HC/HCT</text:a></text:p>
          </table:table-cell>
        </table:table-row>
        <table:table-row table:style-name="ro1" table:visibility="filter">
          <table:table-cell table:style-name="ce1" office:value-type="float" office:value="744066" calcext:value-type="float">
            <text:p>7440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single-pole single-throw analog switch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66.pdf" xlink:type="simple">HC/HCT</text:a></text:p>
          </table:table-cell>
        </table:table-row>
        <table:table-row table:style-name="ro1" table:visibility="filter">
          <table:table-cell table:style-name="ce1" office:value-type="float" office:value="744067" calcext:value-type="float">
            <text:p>7440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-channel analog multiplexer/demultiplex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67.pdf" xlink:type="simple">HC/HCT</text:a></text:p>
          </table:table-cell>
        </table:table-row>
        <table:table-row table:style-name="ro1" table:visibility="filter">
          <table:table-cell table:style-name="ce1" office:value-type="float" office:value="744075" calcext:value-type="float">
            <text:p>7440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iple 3-input OR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75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078" calcext:value-type="float">
            <text:p>7440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input OR/NOR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ds/symlink/sn74hc4078a.pdf" xlink:type="simple">HC</text:a></text:p>
          </table:table-cell>
        </table:table-row>
        <table:table-row table:style-name="ro1" table:visibility="filter">
          <table:table-cell table:style-name="ce1" office:value-type="float" office:value="744094" calcext:value-type="float">
            <text:p>7440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three-state shift register/latch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94.pdf" xlink:type="simple">HC/HCT</text:a></text:p>
          </table:table-cell>
        </table:table-row>
        <table:table-row table:style-name="ro1" table:visibility="filter">
          <table:table-cell table:style-name="ce1" office:value-type="float" office:value="744316" calcext:value-type="float">
            <text:p>7443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analog switch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316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351" calcext:value-type="float">
            <text:p>7443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channel analog multiplexer/demultiplexer with latch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351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351" calcext:value-type="float">
            <text:p>7443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channel analog multiplexer/demultiplexer with latch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351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352" calcext:value-type="float">
            <text:p>7443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channel analog multiplexer/demultiplexer with latch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511" calcext:value-type="float">
            <text:p>7445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7-segment decod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511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514" calcext:value-type="float">
            <text:p>7445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to-16 line decoder/demultiplexer, input latche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514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515" calcext:value-type="float">
            <text:p>7445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to-16 line decoder/demultiplexer with input latches; inverting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515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516" calcext:value-type="float">
            <text:p>7445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nary up/down count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518" calcext:value-type="float">
            <text:p>7445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synchronous decade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5112811/http://www.nxp.com/documents/data_sheet/74HC_HCT4520_CNV.pdf" xlink:type="simple">HC</text:a></text:p>
          </table:table-cell>
        </table:table-row>
        <table:table-row table:style-name="ro1" table:visibility="filter">
          <table:table-cell table:style-name="ce1" office:value-type="float" office:value="744520" calcext:value-type="float">
            <text:p>7445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4-bit synchronous binary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5112811/http://www.nxp.com/documents/data_sheet/74HC_HCT4520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4538" calcext:value-type="float">
            <text:p>7445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ual retriggerable precision monostable multivibrato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538.pdf" xlink:type="simple">HC/HCT</text:a></text:p>
          </table:table-cell>
        </table:table-row>
        <table:table-row table:style-name="ro1" table:visibility="filter">
          <table:table-cell table:style-name="ce1" office:value-type="float" office:value="744543" calcext:value-type="float">
            <text:p>7445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CD to 7-segment latch/decoder/driver for LCD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gpn/cd74hct4543" xlink:type="simple">HCT</text:a></text:p>
          </table:table-cell>
        </table:table-row>
        <table:table-row table:style-name="ro1" table:visibility="filter">
          <table:table-cell table:style-name="ce1" office:value-type="float" office:value="745555" calcext:value-type="float">
            <text:p>7455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grammable delay timer with oscillato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5555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6300" calcext:value-type="float">
            <text:p>746300</text:p>
          </table:table-cell>
          <table:table-cell table:style-name="ce4"/>
          <table:table-cell table:style-name="ce1" office:value-type="string" calcext:value-type="string">
            <text:p>tim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6301" calcext:value-type="float">
            <text:p>7463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ynamic memory refresh controller, transparent and burst modes, for 16K, 64K, 256K, and 1M dRAM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4donline.ihs.com/images/VipMasterIC/IC/TXII/TXIID056/TXIID056-3-61.pdf?hkey=EF798316E3902B6ED9A73243A3159BB0" xlink:type="simple">ALS</text:a></text:p>
          </table:table-cell>
        </table:table-row>
        <table:table-row table:style-name="ro1" table:visibility="filter">
          <table:table-cell table:style-name="ce1" office:value-type="float" office:value="746302" calcext:value-type="float">
            <text:p>7463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ynamic memory refresh controller, transparent and burst modes, for 16K, 64K, 256K, and 1M dRAM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4donline.ihs.com/images/VipMasterIC/IC/TXII/TXIID056/TXIID056-3-61.pdf?hkey=EF798316E3902B6ED9A73243A3159BB0" xlink:type="simple">ALS</text:a></text:p>
          </table:table-cell>
        </table:table-row>
        <table:table-row table:style-name="ro1" table:visibility="filter">
          <table:table-cell table:style-name="ce1" office:value-type="float" office:value="747007" calcext:value-type="float">
            <text:p>747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buff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014" calcext:value-type="float">
            <text:p>7470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x Schmitt trigger non-inverting buff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7014.pdf" xlink:type="simple">HC</text:a></text:p>
          </table:table-cell>
        </table:table-row>
        <table:table-row table:style-name="ro1" table:visibility="filter">
          <table:table-cell table:style-name="ce1" office:value-type="float" office:value="747046" calcext:value-type="float">
            <text:p>7470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en.wikipedia.org/wiki/Phase-locked_loop" xlink:type="simple">phase-locked loop</text:a> with <text:a xlink:href="https://en.wikipedia.org/wiki/Voltage-controlled_oscillator" xlink:type="simple">voltage-controlled oscillator</text:a> and lock detector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50226135640/http://www.nxp.com/documents/data_sheet/74HC_HCT7046A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7266" calcext:value-type="float">
            <text:p>7472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ad 2-input XNOR g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s://web.archive.org/web/20120512105906/http://www.nxp.com/documents/data_sheet/74HC7266_CNV.pdf" xlink:type="simple">HC</text:a></text:p>
          </table:table-cell>
        </table:table-row>
        <table:table-row table:style-name="ro1" table:visibility="filter">
          <table:table-cell table:style-name="ce1" office:value-type="float" office:value="747540" calcext:value-type="float">
            <text:p>7475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Schmitt trigger buffer/line driver; 3-state; inverting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7541" calcext:value-type="float">
            <text:p>74754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Schmitt trigger buffer/line driver; 3-state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7541.pdf" xlink:type="simple">HC/HCT</text:a></text:p>
          </table:table-cell>
        </table:table-row>
        <table:table-row table:style-name="ro1" table:visibility="filter">
          <table:table-cell table:style-name="ce1" office:value-type="float" office:value="747597" calcext:value-type="float">
            <text:p>7475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-bit shift register with input latche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015" calcext:value-type="float">
            <text:p>7490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ine wide Schmitt trigger buffer/line driver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9115" calcext:value-type="float">
            <text:p>7491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ctal buffer/driver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9115_CNV.pdf" xlink:type="simple">HC/HCT</text:a></text:p>
          </table:table-cell>
        </table:table-row>
        <table:table-row table:style-name="ro1" table:visibility="filter">
          <table:table-cell table:style-name="ce1" office:value-type="float" office:value="7411244" calcext:value-type="float">
            <text:p>74112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ctal buffer/driver, three-state outputs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ti.com/lit/ds/symlink/74ac11244.pdf" xlink:type="simple">AC</text:a></text:p>
          </table:table-cell>
        </table:table-row>
        <table:table-row table:style-name="ro1" table:visibility="filter">
          <table:table-cell table:style-name="ce1" office:value-type="float" office:value="7429841" calcext:value-type="float">
            <text:p>74298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-bit bus-interface D-type latch, three-state outputs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0103" calcext:value-type="float">
            <text:p>74401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esettable 8-bit synchronous down coun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40103.pdf" xlink:type="simple">HC</text:a></text:p>
          </table:table-cell>
        </table:table-row>
        <table:table-row table:style-name="ro1" table:visibility="filter">
          <table:table-cell table:style-name="ce1" office:value-type="float" office:value="7440104" calcext:value-type="float">
            <text:p>74401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-bit Bidirectional Universal Shift Register; 3-state</text:p>
          </table:table-cell>
          <table:table-cell table:style-name="Default"/>
          <table:table-cell/>
          <table:table-cell table:style-name="ce3"/>
        </table:table-row>
        <table:table-row table:style-name="ro1" table:visibility="filter">
          <table:table-cell table:style-name="ce1" office:value-type="float" office:value="7440105" calcext:value-type="float">
            <text:p>74401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-bit by 16-word FIFO register</text:p>
          </table:table-cell>
          <table:table-cell table:style-name="Default"/>
          <table:table-cell/>
          <table:table-cell table:style-name="ce1" office:value-type="string" calcext:value-type="string">
            <text:p><text:a xlink:href="http://www.nxp.com/documents/data_sheet/74HC_HCT40105.pdf" xlink:type="simple">HC/HCT</text:a></text:p>
          </table:table-cell>
        </table:table-row>
        <table:table-row table:style-name="ro2" table:visibility="filter">
          <table:table-cell table:style-name="ce2" office:value-type="string" calcext:value-type="string">
            <text:p>74x1G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2-input NAND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00.pdf" xlink:type="simple">AUP</text:a>, <text:a xlink:href="http://www.nxp.com/documents/data_sheet/74LVC1G00.pdf" xlink:type="simple">LVC</text:a>, <text:a xlink:href="http://www.nxp.com/documents/data_sheet/74HC_HCT1G00.pdf" xlink:type="simple">HC/HCT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2-input NO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02.pdf" xlink:type="simple">AUP</text:a>, <text:a xlink:href="http://www.nxp.com/documents/data_sheet/74LVC1G02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inverte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04.pdf" xlink:type="simple">AUP</text:a>, <text:a xlink:href="http://www.nxp.com/documents/data_sheet/74LVC1G04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inverter gate</text:p>
          </table:table-cell>
          <table:table-cell table:style-name="ce2" office:value-type="string" calcext:value-type="string">
            <text:p><text:a xlink:href="https://en.wikipedia.org/wiki/Schmitt_trigger" xlink:type="simple">schmitt-trigger</text:a></text:p>
          </table:table-cell>
          <table:table-cell table:style-name="ce2" office:value-type="string" calcext:value-type="string">
            <text:p><text:a xlink:href="https://en.wikipedia.org/wiki/Open_drain" xlink:type="simple">open-drain</text:a></text:p>
          </table:table-cell>
          <table:table-cell table:style-name="ce2" office:value-type="string" calcext:value-type="string">
            <text:p><text:a xlink:href="http://www.nxp.com/documents/data_sheet/74AUP1G06.pdf" xlink:type="simple">AUP</text:a>, <text:a xlink:href="http://www.nxp.com/documents/data_sheet/74LVC1G06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buffer gate</text:p>
          </table:table-cell>
          <table:table-cell table:style-name="ce2" office:value-type="string" calcext:value-type="string">
            <text:p>schmitt-trigger</text:p>
          </table:table-cell>
          <table:table-cell table:style-name="ce2" office:value-type="string" calcext:value-type="string">
            <text:p>open-drain</text:p>
          </table:table-cell>
          <table:table-cell table:style-name="ce2" office:value-type="string" calcext:value-type="string">
            <text:p><text:a xlink:href="http://www.nxp.com/documents/data_sheet/74AUP1G07.pdf" xlink:type="simple">AUP</text:a>, <text:a xlink:href="http://www.nxp.com/documents/data_sheet/74LVC1G07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2-input AND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08.pdf" xlink:type="simple">AUP</text:a>, <text:a xlink:href="http://www.nxp.com/documents/data_sheet/74LVC1G08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2-input AND gate</text:p>
          </table:table-cell>
          <table:table-cell table:style-name="ce5"/>
          <table:table-cell table:style-name="ce2" office:value-type="string" calcext:value-type="string">
            <text:p>open-drain</text:p>
          </table:table-cell>
          <table:table-cell table:style-name="ce2" office:value-type="string" calcext:value-type="string">
            <text:p><text:a xlink:href="http://www.nxp.com/documents/data_sheet/74AUP1G09.pdf" xlink:type="simple">AUP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inverter gate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14.pdf" xlink:type="simple">AUP</text:a>, <text:a xlink:href="http://www.nxp.com/documents/data_sheet/74LVC1G14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buffer gate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17.pdf" xlink:type="simple">AUP</text:a>, <text:a xlink:href="http://www.nxp.com/documents/data_sheet/74LVC1G17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3-input NO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LVC1G27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2-input O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32.pdf" xlink:type="simple">AUP</text:a>, <text:a xlink:href="http://www.nxp.com/documents/data_sheet/74LVC1G32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buffe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34.pdf" xlink:type="simple">AUP</text:a>, <text:a xlink:href="http://www.nxp.com/documents/data_sheet/74LVC1G34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configurable 7-function gate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57.pdf" xlink:type="simple">AUP</text:a>, <text:a xlink:href="http://www.nxp.com/documents/data_sheet/74LVC1G57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configurable 7-function gate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58.pdf" xlink:type="simple">AUP</text:a>, <text:a xlink:href="http://www.nxp.com/documents/data_sheet/74LVC1G58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D-type flip-flop, positive-edge trigger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79.pdf" xlink:type="simple">AUP</text:a>, <text:a xlink:href="http://www.nxp.com/documents/data_sheet/74LVC1G79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D-type flip-flop, positive-edge trigger, inverted output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80.pdf" xlink:type="simple">AUP</text:a>, <text:a xlink:href="http://www.nxp.com/documents/data_sheet/74LVC1G80.pdf" xlink:type="simple">LVC</text:a></text:p>
          </table:table-cell>
        </table:table-row>
        <table:table-row table:style-name="ro1">
          <table:table-cell table:style-name="ce2" office:value-type="string" calcext:value-type="string">
            <text:p>74x1G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2-input XO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86.pdf" xlink:type="simple">AUP</text:a>, <text:a xlink:href="http://www.nxp.com/documents/data_sheet/74LVC1G86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configurable 7-function gate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97.pdf" xlink:type="simple">AUP</text:a>, <text:a xlink:href="http://www.nxp.com/documents/data_sheet/74LVC1G97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configurable 7-function gate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98.pdf" xlink:type="simple">AUP</text:a>, <text:a xlink:href="http://www.nxp.com/documents/data_sheet/74LVC1G98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configurable 15-function gate, active-low enable</text:p>
          </table:table-cell>
          <table:table-cell table:style-name="ce2" office:value-type="string" calcext:value-type="string">
            <text:p>schmitt-trigger</text:p>
          </table:table-cell>
          <table:table-cell table:style-name="ce2" office:value-type="string" calcext:value-type="string">
            <text:p><text:a xlink:href="https://en.wikipedia.org/wiki/Three-state_logic" xlink:type="simple">three-state</text:a></text:p>
          </table:table-cell>
          <table:table-cell table:style-name="ce2" office:value-type="string" calcext:value-type="string">
            <text:p><text:a xlink:href="http://www.ti.com/lit/ds/symlink/sn74aup1g99.pdf" xlink:type="simple">AUP</text:a>, <text:a xlink:href="http://www.ti.com/lit/ds/symlink/sn74lvc1g99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retriggerable monostable multivibrator, clear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LVC1G123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buffer gate, active-low enable</text:p>
          </table:table-cell>
          <table:table-cell table:style-name="ce5"/>
          <table:table-cell table:style-name="ce2" office:value-type="string" calcext:value-type="string">
            <text:p>three-state</text:p>
          </table:table-cell>
          <table:table-cell table:style-name="ce2" office:value-type="string" calcext:value-type="string">
            <text:p><text:a xlink:href="http://www.nxp.com/documents/data_sheet/74AUP1G125.pdf" xlink:type="simple">AUP</text:a>, <text:a xlink:href="http://www.nxp.com/documents/data_sheet/74LVC1G125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1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buffer gate, active-high enable</text:p>
          </table:table-cell>
          <table:table-cell table:style-name="ce5"/>
          <table:table-cell table:style-name="ce2" office:value-type="string" calcext:value-type="string">
            <text:p>three-state</text:p>
          </table:table-cell>
          <table:table-cell table:style-name="ce2" office:value-type="string" calcext:value-type="string">
            <text:p><text:a xlink:href="http://www.nxp.com/documents/data_sheet/74AUP1G126.pdf" xlink:type="simple">AUP</text:a>, <text:a xlink:href="http://www.nxp.com/documents/data_sheet/74LVC1G126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3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transparent latch, active-low enable</text:p>
          </table:table-cell>
          <table:table-cell table:style-name="ce5"/>
          <table:table-cell table:style-name="ce2" office:value-type="string" calcext:value-type="string">
            <text:p>three-state</text:p>
          </table:table-cell>
          <table:table-cell table:style-name="ce2" office:value-type="string" calcext:value-type="string">
            <text:p><text:a xlink:href="http://www.nxp.com/documents/data_sheet/74AUP1G373.pdf" xlink:type="simple">AUP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3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D-type flip-flop, active-low enable</text:p>
          </table:table-cell>
          <table:table-cell table:style-name="ce5"/>
          <table:table-cell table:style-name="ce2" office:value-type="string" calcext:value-type="string">
            <text:p>three-state</text:p>
          </table:table-cell>
          <table:table-cell table:style-name="ce2" office:value-type="string" calcext:value-type="string">
            <text:p><text:a xlink:href="http://www.nxp.com/documents/data_sheet/74AUP1G374.pdf" xlink:type="simple">AUP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08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3-input AND-OR combo gate (2-input AND into OR)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0832.pdf" xlink:type="simple">AUP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1G32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le 3-input OR-AND combo gate (2-input OR into AND)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1G3208.pdf" xlink:type="simple">AUP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2-input NAND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2G00.pdf" xlink:type="simple">AUP</text:a>, <text:a xlink:href="http://www.nxp.com/documents/data_sheet/74LVC2G00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2-input NO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2G02.pdf" xlink:type="simple">AUP</text:a>, <text:a xlink:href="http://www.nxp.com/documents/data_sheet/74LVC2G02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inverte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2G04.pdf" xlink:type="simple">AUP</text:a>, <text:a xlink:href="http://www.nxp.com/documents/data_sheet/74LVC2G04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inverter gate</text:p>
          </table:table-cell>
          <table:table-cell table:style-name="ce2" office:value-type="string" calcext:value-type="string">
            <text:p><text:a xlink:href="https://en.wikipedia.org/wiki/Schmitt_trigger" xlink:type="simple">schmitt-trigger</text:a></text:p>
          </table:table-cell>
          <table:table-cell table:style-name="ce2" office:value-type="string" calcext:value-type="string">
            <text:p><text:a xlink:href="https://en.wikipedia.org/wiki/Open_drain" xlink:type="simple">open-drain</text:a></text:p>
          </table:table-cell>
          <table:table-cell table:style-name="ce2" office:value-type="string" calcext:value-type="string">
            <text:p><text:a xlink:href="http://www.nxp.com/documents/data_sheet/74AUP2G06.pdf" xlink:type="simple">AUP</text:a>, <text:a xlink:href="http://www.nxp.com/documents/data_sheet/74LVC2G06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0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buffer gate</text:p>
          </table:table-cell>
          <table:table-cell table:style-name="ce2" office:value-type="string" calcext:value-type="string">
            <text:p>schmitt-trigger</text:p>
          </table:table-cell>
          <table:table-cell table:style-name="ce2" office:value-type="string" calcext:value-type="string">
            <text:p>open-drain</text:p>
          </table:table-cell>
          <table:table-cell table:style-name="ce2" office:value-type="string" calcext:value-type="string">
            <text:p><text:a xlink:href="http://www.nxp.com/documents/data_sheet/74AUP2G07.pdf" xlink:type="simple">AUP</text:a>, <text:a xlink:href="http://www.nxp.com/documents/data_sheet/74LVC2G07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2-input AND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2G08.pdf" xlink:type="simple">AUP</text:a>, <text:a xlink:href="http://www.nxp.com/documents/data_sheet/74LVC2G08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inverter gate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2G14.pdf" xlink:type="simple">AUP</text:a>, <text:a xlink:href="http://www.nxp.com/documents/data_sheet/74LVC2G14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buffer gate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2G17.pdf" xlink:type="simple">AUP</text:a>, <text:a xlink:href="http://www.nxp.com/documents/data_sheet/74LVC2G17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2-input O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2G32.pdf" xlink:type="simple">AUP</text:a>, <text:a xlink:href="http://www.nxp.com/documents/data_sheet/74LVC2G32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buffe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2G34.pdf" xlink:type="simple">AUP</text:a>, <text:a xlink:href="http://www.nxp.com/documents/data_sheet/74LVC2G34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D-type flip-flop, positive-edge trigger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2G79.pdf" xlink:type="simple">AUP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D-type flip-flop, positive-edge trigger, invert output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2G80.pdf" xlink:type="simple">AUP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1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buffer, active-low enable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Three-state_logic" xlink:type="simple">three-state</text:a></text:p>
          </table:table-cell>
          <table:table-cell table:style-name="ce2" office:value-type="string" calcext:value-type="string">
            <text:p><text:a xlink:href="http://www.nxp.com/documents/data_sheet/74AUP2G125.pdf" xlink:type="simple">AUP</text:a>, <text:a xlink:href="http://www.nxp.com/documents/data_sheet/74LVC2G125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1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buffer, active-high enable</text:p>
          </table:table-cell>
          <table:table-cell table:style-name="ce5"/>
          <table:table-cell table:style-name="ce2" office:value-type="string" calcext:value-type="string">
            <text:p>three-state</text:p>
          </table:table-cell>
          <table:table-cell table:style-name="ce2" office:value-type="string" calcext:value-type="string">
            <text:p><text:a xlink:href="http://www.nxp.com/documents/data_sheet/74AUP2G126.pdf" xlink:type="simple">AUP</text:a>, <text:a xlink:href="http://www.nxp.com/documents/data_sheet/74LVC2G126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inverter, active-low enable,</text:p>
          </table:table-cell>
          <table:table-cell table:style-name="ce5"/>
          <table:table-cell table:style-name="ce2" office:value-type="string" calcext:value-type="string">
            <text:p>three-state</text:p>
          </table:table-cell>
          <table:table-cell table:style-name="ce2" office:value-type="string" calcext:value-type="string">
            <text:p><text:a xlink:href="http://www.nxp.com/documents/data_sheet/74AUP2G240.pdf" xlink:type="simple">AUP</text:a>, <text:a xlink:href="http://www.nxp.com/documents/data_sheet/74LVC2G240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2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buffer, active-low and active-high enables</text:p>
          </table:table-cell>
          <table:table-cell table:style-name="ce5"/>
          <table:table-cell table:style-name="ce2" office:value-type="string" calcext:value-type="string">
            <text:p>three-state</text:p>
          </table:table-cell>
          <table:table-cell table:style-name="ce2" office:value-type="string" calcext:value-type="string">
            <text:p><text:a xlink:href="http://www.nxp.com/documents/data_sheet/74AUP2G241.pdf" xlink:type="simple">AUP</text:a>, <text:a xlink:href="http://www.nxp.com/documents/data_sheet/74LVC2G241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06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combo gates - one inverter, one inverter with O.D.</text:p>
          </table:table-cell>
          <table:table-cell table:style-name="ce5"/>
          <table:table-cell table:style-name="ce2" office:value-type="string" calcext:value-type="string">
            <text:p>open-drain</text:p>
          </table:table-cell>
          <table:table-cell table:style-name="ce2" office:value-type="string" calcext:value-type="string">
            <text:p><text:a xlink:href="http://www.nxp.com/documents/data_sheet/74AUP2G0604.pdf" xlink:type="simple">AUP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34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combo gates - one buffer, one inverter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2G3404.pdf" xlink:type="simple">AUP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2G340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al combo gates - one buffer, one buffer with O.D.</text:p>
          </table:table-cell>
          <table:table-cell table:style-name="ce5"/>
          <table:table-cell table:style-name="ce2" office:value-type="string" calcext:value-type="string">
            <text:p>open-drain</text:p>
          </table:table-cell>
          <table:table-cell table:style-name="ce2" office:value-type="string" calcext:value-type="string">
            <text:p><text:a xlink:href="http://www.nxp.com/documents/data_sheet/74AUP2G3407.pdf" xlink:type="simple">AUP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3G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iple inverte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3G04.pdf" xlink:type="simple">AUP</text:a>, <text:a xlink:href="http://www.nxp.com/documents/data_sheet/74LVC3G04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3G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iple inverter gate</text:p>
          </table:table-cell>
          <table:table-cell table:style-name="ce2" office:value-type="string" calcext:value-type="string">
            <text:p><text:a xlink:href="https://en.wikipedia.org/wiki/Schmitt_trigger" xlink:type="simple">schmitt-trigger</text:a></text:p>
          </table:table-cell>
          <table:table-cell table:style-name="ce2" office:value-type="string" calcext:value-type="string">
            <text:p><text:a xlink:href="https://en.wikipedia.org/wiki/Open_drain" xlink:type="simple">open-drain</text:a></text:p>
          </table:table-cell>
          <table:table-cell table:style-name="ce2" office:value-type="string" calcext:value-type="string">
            <text:p><text:a xlink:href="http://www.nxp.com/documents/data_sheet/74LVC3G06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3G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iple buffer gate</text:p>
          </table:table-cell>
          <table:table-cell table:style-name="ce2" office:value-type="string" calcext:value-type="string">
            <text:p>schmitt-trigger</text:p>
          </table:table-cell>
          <table:table-cell table:style-name="ce2" office:value-type="string" calcext:value-type="string">
            <text:p>open-drain</text:p>
          </table:table-cell>
          <table:table-cell table:style-name="ce2" office:value-type="string" calcext:value-type="string">
            <text:p><text:a xlink:href="http://www.nxp.com/documents/data_sheet/74AUP3G07.pdf" xlink:type="simple">AUP</text:a>, <text:a xlink:href="http://www.nxp.com/documents/data_sheet/74LVC3G07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3G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iple inverter gate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3G14.pdf" xlink:type="simple">AUP</text:a>, <text:a xlink:href="http://www.nxp.com/documents/data_sheet/74LVC3G14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3G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iple buffer gate</text:p>
          </table:table-cell>
          <table:table-cell table:style-name="ce2" office:value-type="string" calcext:value-type="string">
            <text:p>schmitt-trigger</text:p>
          </table:table-cell>
          <table:table-cell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3G17.pdf" xlink:type="simple">AUP</text:a>, <text:a xlink:href="http://www.nxp.com/documents/data_sheet/74LVC3G17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3G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iple buffer gate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3G34.pdf" xlink:type="simple">AUP</text:a>, <text:a xlink:href="http://www.nxp.com/documents/data_sheet/74LVC3G34.pdf" xlink:type="simple">LVC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3G04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iple combo gates - two inverter, one buffer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3G0434.pdf" xlink:type="simple">AUP</text:a></text:p>
          </table:table-cell>
        </table:table-row>
        <table:table-row table:style-name="ro1" table:visibility="filter">
          <table:table-cell table:style-name="ce2" office:value-type="string" calcext:value-type="string">
            <text:p>74x3G34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iple combo gates - two buffer, one inverter</text:p>
          </table:table-cell>
          <table:table-cell table:number-columns-repeated="2" table:style-name="ce5" office:value-type="string" calcext:value-type="string">
            <text:p/>
          </table:table-cell>
          <table:table-cell table:style-name="ce2" office:value-type="string" calcext:value-type="string">
            <text:p><text:a xlink:href="http://www.nxp.com/documents/data_sheet/74AUP3G3404.pdf" xlink:type="simple">AUP</text:a></text:p>
          </table:table-cell>
        </table:table-row>
        <table:table-row table:style-name="ro3" table:number-rows-repeated="104786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713" table:display-filter-buttons="true">
          <table:filter>
            <table:filter-and>
              <table:filter-condition table:field-number="2" table:value="xor" table:operator="contains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0000-00-00T00:00:02.096487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4:55:01.790000000</meta:creation-date>
    <dc:date>2017-09-02T10:50:56.366000000</dc:date>
    <meta:editing-duration>P0D</meta:editing-duration>
    <meta:editing-cycles>2</meta:editing-cycles>
    <meta:generator>LibreOffice/4.1.2.3$Windows_x86 LibreOffice_project/40b2d7fde7e8d2d7bc5a449dc65df4d08a7dd38</meta:generator>
    <meta:document-statistic meta:table-count="1" meta:cell-count="2490" meta:object-count="0"/>
  </office:meta>
</office:document-meta>
</file>